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44f6" officeooo:paragraph-rsid="001d44f6"/>
    </style:style>
    <style:style style:name="P2" style:family="paragraph" style:parent-style-name="Standard">
      <style:text-properties fo:color="#000000" officeooo:rsid="001d44f6" officeooo:paragraph-rsid="001d44f6"/>
    </style:style>
    <style:style style:name="P3" style:family="paragraph" style:parent-style-name="Standard">
      <style:text-properties fo:color="#000000" style:font-name="Consolas" fo:font-size="10pt" officeooo:rsid="001d44f6" officeooo:paragraph-rsid="001d44f6" style:font-size-asian="10pt"/>
    </style:style>
    <style:style style:name="P4" style:family="paragraph" style:parent-style-name="Standard">
      <style:text-properties fo:color="#000000" style:font-name="Consolas" fo:font-size="10pt" officeooo:rsid="00200039" officeooo:paragraph-rsid="00200039" style:font-size-asian="10pt"/>
    </style:style>
    <style:style style:name="P5" style:family="paragraph" style:parent-style-name="Standard">
      <style:text-properties fo:color="#000000" style:font-name="Consolas" fo:font-size="10pt" officeooo:rsid="0020c74b" officeooo:paragraph-rsid="0020c74b" style:font-size-asian="10pt"/>
    </style:style>
    <style:style style:name="P6" style:family="paragraph" style:parent-style-name="Standard">
      <style:text-properties fo:color="#000000" style:font-name="Consolas" fo:font-size="10pt" officeooo:rsid="00221de4" officeooo:paragraph-rsid="00221de4" style:font-size-asian="10pt"/>
    </style:style>
    <style:style style:name="P7" style:family="paragraph" style:parent-style-name="Standard">
      <style:text-properties fo:color="#000000" style:font-name="Consolas" fo:font-size="10pt" officeooo:rsid="0024e8d5" officeooo:paragraph-rsid="0024e8d5" style:font-size-asian="10pt"/>
    </style:style>
    <style:style style:name="P8" style:family="paragraph" style:parent-style-name="Standard">
      <style:text-properties fo:color="#000000" style:font-name="Consolas" fo:font-size="10pt" officeooo:rsid="00281d89" officeooo:paragraph-rsid="00281d89" style:font-size-asian="10pt"/>
    </style:style>
    <style:style style:name="P9" style:family="paragraph" style:parent-style-name="Standard">
      <style:text-properties fo:color="#000000" style:font-name="Consolas" fo:font-size="10pt" officeooo:rsid="00281d89" officeooo:paragraph-rsid="002867cd" style:font-size-asian="10pt"/>
    </style:style>
    <style:style style:name="P10" style:family="paragraph" style:parent-style-name="Standard">
      <style:text-properties fo:color="#000000" style:font-name="Consolas" fo:font-size="10pt" officeooo:rsid="002867cd" officeooo:paragraph-rsid="002867cd" style:font-size-asian="10pt"/>
    </style:style>
    <style:style style:name="P11" style:family="paragraph" style:parent-style-name="Standard">
      <style:text-properties fo:color="#000000" style:font-name="Consolas" fo:font-size="10pt" officeooo:rsid="002925d0" officeooo:paragraph-rsid="002925d0" style:font-size-asian="10pt"/>
    </style:style>
    <style:style style:name="P12" style:family="paragraph" style:parent-style-name="Standard">
      <style:text-properties fo:color="#000000" style:font-name="Consolas" fo:font-size="10pt" officeooo:rsid="002eb17c" officeooo:paragraph-rsid="002eb17c" style:font-size-asian="10pt"/>
    </style:style>
    <style:style style:name="P13" style:family="paragraph" style:parent-style-name="Standard">
      <style:text-properties fo:color="#000000" style:font-name="Consolas" fo:font-size="10pt" officeooo:rsid="0030722f" officeooo:paragraph-rsid="0030722f" style:font-size-asian="10pt"/>
    </style:style>
    <style:style style:name="P14" style:family="paragraph" style:parent-style-name="Standard">
      <style:text-properties fo:color="#000000" style:font-name="Consolas" fo:font-size="10pt" officeooo:rsid="0031581c" officeooo:paragraph-rsid="0031581c" style:font-size-asian="10pt"/>
    </style:style>
    <style:style style:name="P15" style:family="paragraph" style:parent-style-name="Standard">
      <style:text-properties fo:color="#000000" style:font-name="Consolas" fo:font-size="10pt" officeooo:rsid="00335251" officeooo:paragraph-rsid="00335251" style:font-size-asian="10pt"/>
    </style:style>
    <style:style style:name="P16" style:family="paragraph" style:parent-style-name="Standard">
      <style:text-properties fo:color="#000000" style:font-name="Consolas" fo:font-size="10pt" officeooo:rsid="003593b2" officeooo:paragraph-rsid="003593b2" style:font-size-asian="10pt"/>
    </style:style>
    <style:style style:name="P17" style:family="paragraph" style:parent-style-name="Standard">
      <style:text-properties fo:color="#000000" style:font-name="Consolas" fo:font-size="10pt" officeooo:rsid="00367228" officeooo:paragraph-rsid="00367228" style:font-size-asian="10pt"/>
    </style:style>
    <style:style style:name="P18" style:family="paragraph" style:parent-style-name="Standard">
      <style:text-properties fo:color="#000000" style:font-name="Consolas" fo:font-size="10pt" officeooo:rsid="0036b377" officeooo:paragraph-rsid="0036b377" style:font-size-asian="10pt"/>
    </style:style>
    <style:style style:name="P19" style:family="paragraph" style:parent-style-name="Standard">
      <style:text-properties fo:color="#008080" style:font-name="Consolas" fo:font-size="10pt" officeooo:rsid="001d44f6" officeooo:paragraph-rsid="001d44f6" style:font-size-asian="10pt"/>
    </style:style>
    <style:style style:name="P20" style:family="paragraph" style:parent-style-name="Standard">
      <style:text-properties fo:color="#008080" style:font-name="Consolas" fo:font-size="10pt" officeooo:rsid="00200039" officeooo:paragraph-rsid="00200039" style:font-size-asian="10pt"/>
    </style:style>
    <style:style style:name="P21" style:family="paragraph" style:parent-style-name="Standard">
      <style:text-properties fo:color="#008080" style:font-name="Consolas" fo:font-size="10pt" officeooo:rsid="0020c74b" officeooo:paragraph-rsid="0020c74b" style:font-size-asian="10pt"/>
    </style:style>
    <style:style style:name="P22" style:family="paragraph" style:parent-style-name="Standard">
      <style:text-properties fo:color="#008080" style:font-name="Consolas" fo:font-size="10pt" officeooo:rsid="00221de4" officeooo:paragraph-rsid="00221de4" style:font-size-asian="10pt"/>
    </style:style>
    <style:style style:name="P23" style:family="paragraph" style:parent-style-name="Standard">
      <style:text-properties fo:color="#008080" style:font-name="Consolas" fo:font-size="10pt" officeooo:rsid="0024e8d5" officeooo:paragraph-rsid="0024e8d5" style:font-size-asian="10pt"/>
    </style:style>
    <style:style style:name="P24" style:family="paragraph" style:parent-style-name="Standard">
      <style:text-properties fo:color="#008080" style:font-name="Consolas" fo:font-size="10pt" officeooo:rsid="0030722f" officeooo:paragraph-rsid="0030722f" style:font-size-asian="10pt"/>
    </style:style>
    <style:style style:name="P25" style:family="paragraph" style:parent-style-name="Standard">
      <style:text-properties fo:color="#008080" style:font-name="Consolas" fo:font-size="10pt" officeooo:rsid="003593b2" officeooo:paragraph-rsid="003593b2" style:font-size-asian="10pt"/>
    </style:style>
    <style:style style:name="P26" style:family="paragraph" style:parent-style-name="Standard">
      <style:text-properties fo:color="#008080" style:font-name="Consolas" fo:font-size="10pt" officeooo:rsid="00367228" officeooo:paragraph-rsid="00367228" style:font-size-asian="10pt"/>
    </style:style>
    <style:style style:name="P27" style:family="paragraph" style:parent-style-name="Standard">
      <style:text-properties fo:color="#800000" style:font-name="Consolas" fo:font-size="10pt" officeooo:rsid="00200039" officeooo:paragraph-rsid="00200039" style:font-size-asian="10pt"/>
    </style:style>
    <style:style style:name="P28" style:family="paragraph" style:parent-style-name="Standard">
      <style:text-properties fo:color="#800000" style:font-name="Consolas" fo:font-size="10pt" officeooo:rsid="0030f556" officeooo:paragraph-rsid="0030f556" style:font-size-asian="10pt"/>
    </style:style>
    <style:style style:name="P29" style:family="paragraph" style:parent-style-name="Standard">
      <style:text-properties fo:color="#800000" style:font-name="Consolas" fo:font-size="10pt" officeooo:rsid="0031dc00" officeooo:paragraph-rsid="0031dc00" style:font-size-asian="10pt"/>
    </style:style>
    <style:style style:name="P30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221de4" officeooo:paragraph-rsid="00221de4" style:font-size-asian="10pt"/>
    </style:style>
    <style:style style:name="P31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3593b2" officeooo:paragraph-rsid="003593b2" style:font-size-asian="10pt"/>
    </style:style>
    <style:style style:name="P32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281d89" officeooo:paragraph-rsid="00281d89" style:font-size-asian="10pt"/>
    </style:style>
    <style:style style:name="P33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335251" officeooo:paragraph-rsid="00335251" style:font-size-asian="10pt"/>
    </style:style>
    <style:style style:name="P34" style:family="paragraph" style:parent-style-name="Standard">
      <style:text-properties style:font-name="Consolas" fo:font-size="10pt" officeooo:paragraph-rsid="00281d89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Consolas" fo:font-size="10pt" fo:letter-spacing="normal" fo:font-style="normal" fo:font-weight="normal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0pt" style:font-size-asian="10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44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200039" officeooo:paragraph-rsid="00200039" style:font-size-asian="10pt"/>
    </style:style>
    <style:style style:name="P46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30f556" officeooo:paragraph-rsid="0030f556" style:font-size-asian="10pt"/>
    </style:style>
    <style:style style:name="P47" style:family="paragraph" style:parent-style-name="Text_20_body">
      <style:text-properties fo:font-variant="normal" fo:text-transform="none" fo:color="#008080" style:font-name="Open Sans" fo:font-size="9.75pt" fo:letter-spacing="normal" fo:font-style="normal" fo:font-weight="normal" officeooo:rsid="0024e8d5" officeooo:paragraph-rsid="002eb17c" style:font-size-asian="10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0039" officeooo:paragraph-rsid="00200039" style:font-size-asian="10pt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c74b" officeooo:paragraph-rsid="0020c74b" style:font-size-asian="10pt"/>
    </style:style>
    <style:style style:name="P5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4e8d5" officeooo:paragraph-rsid="0024e8d5" style:font-size-asian="10pt"/>
    </style:style>
    <style:style style:name="P5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0722f" officeooo:paragraph-rsid="0030722f" style:font-size-asian="10pt"/>
    </style:style>
    <style:style style:name="P5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593b2" officeooo:paragraph-rsid="003593b2" style:font-size-asian="10pt"/>
    </style:style>
    <style:style style:name="P5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867cd" officeooo:paragraph-rsid="002867cd" style:font-size-asian="10pt"/>
    </style:style>
    <style:style style:name="P5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925d0" officeooo:paragraph-rsid="002925d0" style:font-size-asian="10pt"/>
    </style:style>
    <style:style style:name="P5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800000" style:font-name="Consolas" fo:font-size="10pt" officeooo:rsid="0031dc00" officeooo:paragraph-rsid="0031dc00" style:font-size-asian="10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8" style:family="paragraph" style:parent-style-name="Standard">
      <style:text-properties fo:color="#008080" style:font-name="Consolas" fo:font-size="10pt" officeooo:rsid="0036b377" officeooo:paragraph-rsid="0036b377" style:font-size-asian="10pt"/>
    </style:style>
    <style:style style:name="P59" style:family="paragraph" style:parent-style-name="Standard">
      <style:paragraph-properties fo:text-align="end" style:justify-single-word="false"/>
      <style:text-properties officeooo:rsid="001d44f6" officeooo:paragraph-rsid="001d44f6"/>
    </style:style>
    <style:style style:name="P6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6b377" officeooo:paragraph-rsid="0036b377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background-color="#d4d4d4" loext:char-shading-value="0" style:font-size-asian="10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c0" style:font-name="Consolas" fo:font-size="10pt" style:font-size-asian="10pt"/>
    </style:style>
    <style:style style:name="T11" style:family="text">
      <style:text-properties fo:color="#0000c0" style:font-name="Consolas" fo:font-size="10pt" fo:background-color="#d4d4d4" loext:char-shading-value="0" style:font-size-asian="10pt"/>
    </style:style>
    <style:style style:name="T1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3" style:family="text">
      <style:text-properties fo:color="#6a3e3e" style:font-name="Consolas" fo:font-size="10pt" fo:background-color="#f0d8a8" loext:char-shading-value="0" style:font-size-asian="10pt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fo:background-color="#d4d4d4" loext:char-shading-value="0" style:font-size-asian="10pt"/>
    </style:style>
    <style:style style:name="T1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008080"/>
    </style:style>
    <style:style style:name="T18" style:family="text">
      <style:text-properties fo:color="#008080" style:font-name="Consolas" fo:font-size="10pt" style:font-size-asian="10pt"/>
    </style:style>
    <style:style style:name="T19" style:family="text">
      <style:text-properties fo:color="#008080" officeooo:rsid="002867cd"/>
    </style:style>
    <style:style style:name="T20" style:family="text">
      <style:text-properties fo:color="#3f7f7f"/>
    </style:style>
    <style:style style:name="T21" style:family="text">
      <style:text-properties fo:color="#3f7f7f"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fo:color="#7f007f"/>
    </style:style>
    <style:style style:name="T24" style:family="text">
      <style:text-properties fo:color="#7f007f" style:font-name="Consolas" fo:font-size="10pt" style:font-size-asian="10pt"/>
    </style:style>
    <style:style style:name="T25" style:family="text">
      <style:text-properties fo:color="#2a00ff" style:font-name="Consolas" fo:font-size="10pt" fo:font-style="italic" style:font-size-asian="10pt" style:font-style-asian="italic"/>
    </style:style>
    <style:style style:name="T26" style:family="text">
      <style:text-properties fo:color="#2a00ff" style:font-name="Consolas" fo:font-size="10pt" style:font-size-asian="10pt"/>
    </style:style>
    <style:style style:name="T27" style:family="text">
      <style:text-properties fo:color="#2a00ff" fo:font-style="italic" style:font-style-asian="italic"/>
    </style:style>
    <style:style style:name="T28" style:family="text">
      <style:text-properties fo:color="#808080" style:font-name="Consolas" fo:font-size="10pt" style:font-size-asian="10pt"/>
    </style:style>
    <style:style style:name="T29" style:family="text">
      <style:text-properties fo:color="#3f7f5f" style:font-name="Consolas" fo:font-size="10pt" style:font-size-asian="10pt"/>
    </style:style>
    <style:style style:name="T3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fo:color="#3f5fbf" style:font-name="Consolas" fo:font-size="10pt" style:font-size-asian="10pt"/>
    </style:style>
    <style:style style:name="T32" style:family="text">
      <style:text-properties fo:color="#7f9fbf" style:font-name="Consolas" fo:font-size="10pt" fo:font-weight="bold" style:font-size-asian="10pt" style:font-weight-asian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2818ef"/>
    </style:style>
    <style:style style:name="T35" style:family="text">
      <style:text-properties officeooo:rsid="002b1a0c"/>
    </style:style>
    <style:style style:name="T36" style:family="text">
      <style:text-properties officeooo:rsid="002e0cd3"/>
    </style:style>
    <style:style style:name="T37" style:family="text">
      <style:text-properties fo:color="#646464" style:font-name="Consolas" fo:font-size="10pt" style:font-size-asian="10pt"/>
    </style:style>
    <style:style style:name="T38" style:family="text">
      <style:text-properties fo:color="#646464" style:font-name="Consolas" fo:font-size="10pt" fo:background-color="#d4d4d4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Sql</text:p>
      <text:p text:style-name="P1"/>
      <text:p text:style-name="P1"><text:line-break/>create database hib;<text:line-break/>use hib;<text:line-break/>create table Customer(custid int primary key, custname varchar(20), city varchar(20));<text:line-break/>select * from Customer;</text:p>
      <text:p text:style-name="P1">.........</text:p>
      <text:p text:style-name="P1"/>
      <text:p text:style-name="P1">Customer.java:</text:p>
      <text:p text:style-name="P1"><text:span text:style-name="T1">package</text:span><text:span text:style-name="T5"> com.dsrc;</text:span></text:p>
      <text:p text:style-name="P36"/>
      <text:p text:style-name="P35"><text:span text:style-name="T1">public</text:span><text:span text:style-name="T5"> </text:span><text:span text:style-name="T1">class</text:span><text:span text:style-name="T5"> Customer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custId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ust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Customer(){</text:span></text:p>
      <text:p text:style-name="P37"><text:tab/>}</text:p>
      <text:p text:style-name="P35"><text:span text:style-name="T5"><text:tab/></text:span><text:span text:style-name="T1">public</text:span><text:span text:style-name="T5"> Customer(</text:span><text:span text:style-name="T1">int</text:span><text:span text:style-name="T5"> </text:span><text:span text:style-name="T13">custId</text:span><text:span text:style-name="T5">, String </text:span><text:span text:style-name="T14">custName</text:span><text:span text:style-name="T5">, String </text:span><text:span text:style-name="T14">city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custId</text:span><text:span text:style-name="T5">=</text:span><text:span text:style-name="T15">custId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custName</text:span><text:span text:style-name="T5">=</text:span><text:span text:style-name="T14">cus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CustId() {</text:span></text:p>
      <text:p text:style-name="P35"><text:span text:style-name="T5"><text:tab/><text:tab/></text:span><text:span text:style-name="T1">return</text:span><text:span text:style-name="T5"> </text:span><text:span text:style-name="T10">custId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ustId(</text:span><text:span text:style-name="T1">int</text:span><text:span text:style-name="T5"> </text:span><text:span text:style-name="T14">custId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ustId</text:span><text:span text:style-name="T5"> = </text:span><text:span text:style-name="T14">custId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ustName() {</text:span></text:p>
      <text:p text:style-name="P35"><text:span text:style-name="T5"><text:tab/><text:tab/></text:span><text:span text:style-name="T1">return</text:span><text:span text:style-name="T5"> </text:span><text:span text:style-name="T10">cus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ustName(String </text:span><text:span text:style-name="T14">cus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ustName</text:span><text:span text:style-name="T5"> = </text:span><text:span text:style-name="T14">cus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<text:tab/></text:p>
      <text:p text:style-name="P36"/>
      <text:p text:style-name="P37">}</text:p>
      <text:p text:style-name="P1">....................................</text:p>
      <text:p text:style-name="P1">customer.hbm.xml:</text:p>
      <text:p text:style-name="P1"/>
      <text:p text:style-name="P1"><text:span text:style-name="T18">&lt;?</text:span><text:span text:style-name="T21">xml</text:span><text:span text:style-name="T22"> </text:span><text:span text:style-name="T24">version</text:span><text:span text:style-name="T22"> </text:span><text:span text:style-name="T5">=</text:span><text:span text:style-name="T22"> </text:span><text:span text:style-name="T25">"1.0"</text:span><text:span text:style-name="T22"> </text:span><text:span text:style-name="T24">encoding</text:span><text:span text:style-name="T22"> </text:span><text:span text:style-name="T5">=</text:span><text:span text:style-name="T22"> </text:span><text:span text:style-name="T25">"utf-8"</text:span><text:span text:style-name="T18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/text:span></text:p>
      <text:p text:style-name="P38">"-//Hibernate/Hibernate Mapping DTD//EN"</text:p>
      <text:p text:style-name="P35"><text:span text:style-name="T29">"http://www.hibernate.org/dtd/hibernate-mapping-3.0.dtd"</text:span><text:span text:style-name="T18">&gt;</text:span><text:span text:style-name="T5"> </text:span></text:p>
      <text:p text:style-name="P36"><text:soft-page-break/></text:p>
      <text:p text:style-name="P35"><text:span text:style-name="T18">&lt;</text:span><text:span text:style-name="T21">hibernate-mapping</text:span><text:span text:style-name="T18">&gt;</text:span></text:p>
      <text:p text:style-name="P35"><text:span text:style-name="T5"><text:s text:c="3"/></text:span><text:span text:style-name="T18">&lt;</text:span><text:span text:style-name="T21">class</text:span><text:span text:style-name="T22"> </text:span><text:span text:style-name="T24">name</text:span><text:span text:style-name="T22"> </text:span><text:span text:style-name="T5">=</text:span><text:span text:style-name="T22"> </text:span><text:span text:style-name="T25">"com.dsrc.Customer"</text:span><text:span text:style-name="T22"> </text:span><text:span text:style-name="T24">table</text:span><text:span text:style-name="T22"> </text:span><text:span text:style-name="T5">=</text:span><text:span text:style-name="T22"> </text:span><text:span text:style-name="T25">"Customer"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meta</text:span><text:span text:style-name="T22"> </text:span><text:span text:style-name="T24">attribute</text:span><text:span text:style-name="T22"> </text:span><text:span text:style-name="T5">=</text:span><text:span text:style-name="T22"> </text:span><text:span text:style-name="T25">"class-description"</text:span><text:span text:style-name="T18">&gt;</text:span></text:p>
      <text:p text:style-name="P37"><text:s text:c="9"/>This class contains the employee detail. </text:p>
      <text:p text:style-name="P35"><text:span text:style-name="T5"><text:s text:c="6"/></text:span><text:span text:style-name="T18">&lt;/</text:span><text:span text:style-name="T21">meta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id</text:span><text:span text:style-name="T22"> </text:span><text:span text:style-name="T24">name</text:span><text:span text:style-name="T22"> </text:span><text:span text:style-name="T5">=</text:span><text:span text:style-name="T22"> </text:span><text:span text:style-name="T25">"custId"</text:span><text:span text:style-name="T22"> </text:span><text:span text:style-name="T24">type</text:span><text:span text:style-name="T22"> </text:span><text:span text:style-name="T5">=</text:span><text:span text:style-name="T22"> </text:span><text:span text:style-name="T25">"int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ustid"</text:span><text:span text:style-name="T18">&gt;</text:span></text:p>
      <text:p text:style-name="P35"><text:span text:style-name="T5"><text:s text:c="9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/&gt;</text:span></text:p>
      <text:p text:style-name="P35"><text:span text:style-name="T5"><text:s text:c="6"/></text:span><text:span text:style-name="T18">&lt;/</text:span><text:span text:style-name="T21">id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custName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ustname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city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ity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7"><text:s text:c="5"/></text:p>
      <text:p text:style-name="P37"><text:s text:c="6"/></text:p>
      <text:p text:style-name="P35"><text:span text:style-name="T5"><text:s text:c="3"/></text:span><text:span text:style-name="T18">&lt;/</text:span><text:span text:style-name="T21">class</text:span><text:span text:style-name="T18">&gt;</text:span></text:p>
      <text:p text:style-name="P1"><text:span text:style-name="T18">&lt;/</text:span><text:span text:style-name="T21">hibernate-mapping</text:span><text:span text:style-name="T18">&gt;</text:span></text:p>
      <text:p text:style-name="P19">..............</text:p>
      <text:p text:style-name="P19"/>
      <text:p text:style-name="P3">hibernate.cfg.xml:</text:p>
      <text:p text:style-name="P3"/>
      <text:p text:style-name="P2"><text:span text:style-name="T18">&lt;?</text:span><text:span text:style-name="T21">xml</text:span><text:span text:style-name="T22"> </text:span><text:span text:style-name="T24">version</text:span><text:span text:style-name="T22"> = </text:span><text:span text:style-name="T25">"1.0"</text:span><text:span text:style-name="T22"> </text:span><text:span text:style-name="T24">encoding</text:span><text:span text:style-name="T22"> = </text:span><text:span text:style-name="T25">"utf-8"</text:span><text:span text:style-name="T18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SYSTEM</text:span><text:span text:style-name="T22"> </text:span></text:p>
      <text:p text:style-name="P35"><text:span text:style-name="T29">"http://www.hibernate.org/dtd/hibernate-configuration-3.0.dtd"</text:span><text:span text:style-name="T18">&gt;</text:span></text:p>
      <text:p text:style-name="P35"><text:span text:style-name="T18">&lt;</text:span><text:span text:style-name="T21">hibernate-configuration</text:span><text:span text:style-name="T18">&gt;</text:span></text:p>
      <text:p text:style-name="P35"><text:span text:style-name="T5"><text:s text:c="3"/></text:span><text:span text:style-name="T18">&lt;</text:span><text:span text:style-name="T21">session-factory</text:span><text:span text:style-name="T18">&gt;</text:span></text:p>
      <text:p text:style-name="P37"><text:s text:c="3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dialect"</text:span><text:span text:style-name="T18">&gt;</text:span></text:p>
      <text:p text:style-name="P37"><text:s text:c="9"/>org.hibernate.dialect.MySQLDialect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driver_class"</text:span><text:span text:style-name="T18">&gt;</text:span></text:p>
      <text:p text:style-name="P37"><text:s text:c="9"/>com.mysql.jdbc.Driver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31">&lt;!-- Assume test is the database name --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url"</text:span><text:span text:style-name="T18">&gt;</text:span></text:p>
      <text:p text:style-name="P35"><text:span text:style-name="T5"><text:s text:c="9"/>jdbc:mysql://</text:span><text:span text:style-name="T7">localhost</text:span><text:span text:style-name="T5">:3306/</text:span><text:span text:style-name="T7">hib</text:span>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username"</text:span><text:span text:style-name="T18">&gt;</text:span></text:p>
      <text:p text:style-name="P37"><text:s text:c="9"/>root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password"</text:span><text:span text:style-name="T18">&gt;</text:span></text:p>
      <text:p text:style-name="P35"><text:span text:style-name="T5"><text:s text:c="9"/></text:span><text:span text:style-name="T7">dsrc</text:span>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31">&lt;!-- List of XML mapping files --&gt;</text:span></text:p>
      <text:p text:style-name="P35"><text:span text:style-name="T5"><text:s text:c="6"/></text:span><text:span text:style-name="T18">&lt;</text:span><text:span text:style-name="T21">mapping</text:span><text:span text:style-name="T22"> </text:span><text:span text:style-name="T24">resource</text:span><text:span text:style-name="T22"> </text:span><text:span text:style-name="T5">=</text:span><text:span text:style-name="T22"> </text:span><text:span text:style-name="T25">"Customer.hbm.xml"</text:span><text:span text:style-name="T18">/&gt;</text:span></text:p>
      <text:p text:style-name="P37"><text:s text:c="6"/></text:p>
      <text:p text:style-name="P35"><text:span text:style-name="T5"><text:s text:c="3"/></text:span><text:span text:style-name="T18">&lt;/</text:span><text:span text:style-name="T21">session-factory</text:span><text:span text:style-name="T18">&gt;</text:span></text:p>
      <text:p text:style-name="P2"><text:span text:style-name="T18">&lt;/</text:span><text:span text:style-name="T21">hibernate-configuration</text:span><text:span text:style-name="T18">&gt;</text:span></text:p>
      <text:p text:style-name="P19">.......</text:p>
      <text:p text:style-name="P19"/>
      <text:p text:style-name="P3">MainClass.java</text:p>
      <text:p text:style-name="P2"><text:soft-page-break/><text:span text:style-name="T1">package</text:span><text:span text:style-name="T22"> com.dsrc;</text:span>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public</text:span><text:span text:style-name="T5"> </text:span><text:span text:style-name="T1">class</text:span><text:span text:style-name="T5"> MainClass {</text:span></text:p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</text:span></text:p>
      <text:p text:style-name="P37"><text:tab/>{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Configuration().configure().</text:span><text:span text:style-name="T9">buildSessionFactory</text:span><text:span text:style-name="T7">()</text:span><text:span text:style-name="T5">;</text:span></text:p>
      <text:p text:style-name="P37"><text:tab/><text:tab/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Customer </text:span><text:span text:style-name="T14">c</text:span><text:span text:style-name="T5">= </text:span><text:span text:style-name="T1">new</text:span><text:span text:style-name="T5"> Customer(101, </text:span><text:span text:style-name="T26">"Nivi"</text:span><text:span text:style-name="T5">, </text:span><text:span text:style-name="T26">"Kollam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c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7"><text:tab/>}</text:p>
      <text:p text:style-name="P36"/>
      <text:p text:style-name="P43">}</text:p>
      <text:p text:style-name="P4">1.</text:p>
      <text:p text:style-name="P45">Create a hibernate application persist the employee.</text:p>
      <text:p text:style-name="P44">Task : Create a database named myhibernate in MySQL and run the SQLQuery Attached.</text:p>
      <text:p text:style-name="P4"/>
      <text:p text:style-name="P4">Employee.java:</text:p>
      <text:p text:style-name="P4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soft-page-break/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}</text:p>
      <text:p text:style-name="P4">....................</text:p>
      <text:p text:style-name="P4">HibernateUtil.java:</text:p>
      <text:p text:style-name="P4">package com.dsrc.bean;</text:p>
      <text:p text:style-name="P4">import java.sql.Connection;</text:p>
      <text:p text:style-name="P4">import java.sql.DriverManager;</text:p>
      <text:p text:style-name="P4"/>
      <text:p text:style-name="P4">public class HibernateUtil </text:p>
      <text:p text:style-name="P4">{</text:p>
      <text:p text:style-name="P4"/>
      <text:p text:style-name="P4"><text:tab/>public static Connection createConnection() {</text:p>
      <text:p text:style-name="P4"><text:tab/><text:tab/>Connection <text:tab/>con=null;</text:p>
      <text:p text:style-name="P4"><text:tab/><text:tab/>try</text:p>
      <text:p text:style-name="P4"><text:tab/><text:tab/>{</text:p>
      <text:p text:style-name="P4"><text:tab/><text:tab/>Class.forName("com.mysql.jdbc.Driver");</text:p>
      <text:p text:style-name="P4"><text:tab/><text:tab/>con=DriverManager.getConnection("jdbc:mysql://localhost:3306/nivi","root","dsrc");</text:p>
      <text:p text:style-name="P4"><text:tab/><text:tab/>}</text:p>
      <text:p text:style-name="P4"><text:tab/><text:tab/>catch (Exception e) {</text:p>
      <text:p text:style-name="P4"><text:tab/><text:tab/><text:tab/>System.out.println(e);</text:p>
      <text:p text:style-name="P4"><text:tab/><text:tab/>}</text:p>
      <text:p text:style-name="P4"><text:tab/><text:tab/>return con;</text:p>
      <text:p text:style-name="P4"><text:tab/><text:tab/></text:p>
      <text:p text:style-name="P4"><text:tab/>}</text:p>
      <text:p text:style-name="P4"><text:tab/></text:p>
      <text:p text:style-name="P4"><text:tab/></text:p>
      <text:p text:style-name="P4"><text:tab/></text:p>
      <text:p text:style-name="P4">}</text:p>
      <text:p text:style-name="P4">...................................</text:p>
      <text:p text:style-name="P4">MyMain.java:</text:p>
      <text:p text:style-name="P4"><text:span text:style-name="T3">package</text:span> com.dsrc.bean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7"><text:tab/></text:p>
      <text:p text:style-name="P37"><text:tab/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</text:span><text:span text:style-name="T9">buildSessionFactory</text:span><text:span text:style-name="T7">()</text:span><text:span text:style-name="T5">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Employee </text:span><text:span text:style-name="T14">e</text:span><text:span text:style-name="T5">= </text:span><text:span text:style-name="T1">new</text:span><text:span text:style-name="T5"> Employee(101, </text:span><text:span text:style-name="T26">"Nivi"</text:span><text:span text:style-name="T5">, </text:span><text:span text:style-name="T26">"Kollam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e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oft-page-break/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/text:span><text:span text:style-name="T29">// Do Logic</text:span></text:p>
      <text:p text:style-name="P37"><text:tab/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tab/>}</text:p>
      <text:p text:style-name="P36"/>
      <text:p text:style-name="P37">}</text:p>
      <text:p text:style-name="P4">...................................</text:p>
      <text:p text:style-name="P4">employee.hbm.xml:</text:p>
      <text:p text:style-name="P4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text:s/></text:span></text:p>
      <text:p text:style-name="P35"><text:span text:style-name="T22"><text:s/></text:span><text:span text:style-name="T18">"-//Hibernate/Hibernate Mapping DTD 3.0//EN"</text:span><text:span text:style-name="T22"> <text:s/></text:span></text:p>
      <text:p text:style-name="P35"><text:span text:style-name="T18"><text:s/></text:span><text:span text:style-name="T29">"http://hibernate.sourceforge.net/hibernate-mapping-3.0.dtd"</text:span><text:span text:style-name="T18">&gt;</text:span><text:span text:style-name="T5"> <text:s/></text:span></text:p>
      <text:p text:style-name="P37"><text:s text:c="2"/></text:p>
      <text:p text:style-name="P35"><text:span text:style-name="T5"><text:s/></text:span><text:span text:style-name="T18">&lt;</text:span><text:span text:style-name="T21">hibernate-mapping</text:span><text:span text:style-name="T18">&gt;</text:span><text:span text:style-name="T5"> <text:s/></text:span></text:p>
      <text:p text:style-name="P35"><text:span text:style-name="T5"><text:s text:c="2"/></text:span><text:span text:style-name="T18">&lt;</text:span><text:span text:style-name="T21">class</text:span><text:span text:style-name="T22"> </text:span><text:span text:style-name="T24">name</text:span><text:span text:style-name="T5">=</text:span><text:span text:style-name="T25">"com.dsrc.bean.Employee"</text:span><text:span text:style-name="T22"> </text:span><text:span text:style-name="T24">table</text:span><text:span text:style-name="T5">=</text:span><text:span text:style-name="T25">"Employee"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id</text:span><text:span text:style-name="T22"> </text:span><text:span text:style-name="T24">name</text:span><text:span text:style-name="T5">=</text:span><text:span text:style-name="T25">"empno"</text:span><text:span text:style-name="T22"> </text:span><text:span text:style-name="T24">type</text:span><text:span text:style-name="T5">=</text:span><text:span text:style-name="T25">"int"</text:span><text:span text:style-name="T22"> </text:span><text:span text:style-name="T24">column</text:span><text:span text:style-name="T5">=</text:span><text:span text:style-name="T25">"EmpNO"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&gt;&lt;/</text:span><text:span text:style-name="T21">generator</text:span><text:span text:style-name="T18">&gt;</text:span><text:span text:style-name="T5"> <text:s/></text:span></text:p>
      <text:p text:style-name="P35"><text:span text:style-name="T5"><text:s text:c="4"/></text:span><text:span text:style-name="T18">&lt;/</text:span><text:span text:style-name="T21">id</text:span><text:span text:style-name="T18">&gt;</text:span><text:span text:style-name="T5"> <text:s text:c="13"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name"</text:span><text:span text:style-name="T22"> </text:span><text:span text:style-name="T24">column</text:span><text:span text:style-name="T5">=</text:span><text:span text:style-name="T25">"Name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ity"</text:span><text:span text:style-name="T22"> </text:span><text:span text:style-name="T24">column</text:span><text:span text:style-name="T5">=</text:span><text:span text:style-name="T25">"City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2"/></text:span><text:span text:style-name="T18">&lt;/</text:span><text:span text:style-name="T21">class</text:span><text:span text:style-name="T18">&gt;</text:span><text:span text:style-name="T5"> <text:s text:c="7"/></text:span></text:p>
      <text:p text:style-name="P4"><text:s/><text:span text:style-name="T17">&lt;/</text:span><text:span text:style-name="T20">hibernate-mapping</text:span><text:span text:style-name="T17">&gt;</text:span></text:p>
      <text:p text:style-name="P20">.................................</text:p>
      <text:p text:style-name="P20"/>
      <text:p text:style-name="P27">hibernate.cfg.xml:</text:p>
      <text:p text:style-name="P4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18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employee.hbm.xml"</text:span><text:span text:style-name="T18">/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4"><text:span text:style-name="T17">&lt;/</text:span><text:span text:style-name="T20">hibernate-configuration</text:span><text:span text:style-name="T17">&gt;</text:span></text:p>
      <text:p text:style-name="P48"/>
      <text:p text:style-name="P20"/>
      <text:p text:style-name="P4">2.</text:p>
      <text:p text:style-name="P4">Create a <text:span text:style-name="T33">hibernate</text:span> application persist the department.</text:p>
      <text:p text:style-name="P36"/>
      <text:p text:style-name="P35"><text:span text:style-name="T22">Task : Create a database named </text:span><text:span text:style-name="T7">myhibernate</text:span><text:span text:style-name="T22"> in MySQL and run the SQLQuery Attached.</text:span></text:p>
      <text:p text:style-name="P36"/>
      <text:p text:style-name="P36">Tasks:</text:p>
      <text:p text:style-name="P36"><text:soft-page-break/>1.Create a bean class Named Department inside com.dsrc.bean package</text:p>
      <text:p text:style-name="P36">2.Create these private variables</text:p>
      <text:p text:style-name="P36"/>
      <text:p text:style-name="P35"><text:span text:style-name="T22"><text:tab/><text:tab/></text:span><text:span text:style-name="T7">int</text:span><text:span text:style-name="T22"> </text:span><text:span text:style-name="T7">deptno</text:span><text:span text:style-name="T22"> , string </text:span><text:span text:style-name="T7">deptname</text:span><text:span text:style-name="T22"> , string location.</text:span></text:p>
      <text:p text:style-name="P36"><text:tab/><text:tab/></text:p>
      <text:p text:style-name="P36">3. Create the getters and setters.</text:p>
      <text:p text:style-name="P35"><text:span text:style-name="T22">4. Create the </text:span><text:span text:style-name="T7">hibernate</text:span><text:span text:style-name="T22"> configuration file in </text:span><text:span text:style-name="T7">src</text:span><text:span text:style-name="T22"> named hibernate.cfg.xml</text:span></text:p>
      <text:p text:style-name="P36"/>
      <text:p text:style-name="P36">sample Configuration</text:p>
      <text:p text:style-name="P36">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configuration PUBLIC <text:s/></text:span></text:p>
      <text:p text:style-name="P35"><text:span text:style-name="T22"><text:s text:c="10"/>"-//</text:span><text:span text:style-name="T7">Hibernate</text:span><text:span text:style-name="T22">/</text:span><text:span text:style-name="T7">Hibernate</text:span><text:span text:style-name="T22"> Configuration DTD 3.0//EN" <text:s/></text:span></text:p>
      <text:p text:style-name="P36"><text:s text:c="10"/>"http://hibernate.sourceforge.net/hibernate-configuration-3.0.dtd"&gt; <text:s/></text:p>
      <text:p text:style-name="P36"><text:s text:c="2"/></text:p>
      <text:p text:style-name="P36">&lt;hibernate-configuration&gt; <text:s/></text:p>
      <text:p text:style-name="P36"><text:s text:c="2"/></text:p>
      <text:p text:style-name="P36"><text:s text:c="4"/>&lt;session-factory&gt; <text:s/></text:p>
      <text:p text:style-name="P36"><text:s text:c="8"/>&lt;property name="hbm2ddl.auto"&gt;update&lt;/property&gt; <text:s/></text:p>
      <text:p text:style-name="P36"><text:s text:c="8"/>&lt;property name="dialect"&gt;org.hibernate.dialect.MySQLDialect&lt;/property&gt; <text:s/></text:p>
      <text:p text:style-name="P35"><text:span text:style-name="T22"><text:s text:c="8"/>&lt;property name="connection.url"&gt;jdbc:mysql://</text:span><text:span text:style-name="T7">localhost</text:span><text:span text:style-name="T22">:3306/</text:span><text:span text:style-name="T7">nivi</text:span><text:span text:style-name="T22">&lt;/property&gt; <text:s/></text:span></text:p>
      <text:p text:style-name="P36"><text:s text:c="8"/>&lt;property name="connection.username"&gt;root&lt;/property&gt; <text:s/></text:p>
      <text:p text:style-name="P35"><text:span text:style-name="T22"><text:s text:c="8"/>&lt;property name="connection.password"&gt;</text:span><text:span text:style-name="T7">dsrc</text:span><text:span text:style-name="T22">&lt;/property&gt; <text:s/></text:span></text:p>
      <text:p text:style-name="P36"><text:s text:c="8"/>&lt;property name="connection.driver_class"&gt;com.mysql.jdbc.Driver&lt;/property&gt; <text:s/></text:p>
      <text:p text:style-name="P36"><text:s text:c="5"/>&lt;mapping resource="employee.hbm.xml"/&gt; <text:s text:c="2"/></text:p>
      <text:p text:style-name="P36"><text:s text:c="6"/>&lt;/session-factory&gt; <text:s/></text:p>
      <text:p text:style-name="P36"><text:s text:c="2"/></text:p>
      <text:p text:style-name="P36">&lt;/hibernate-configuration&gt; <text:s/></text:p>
      <text:p text:style-name="P36"/>
      <text:p text:style-name="P35"><text:span text:style-name="T22">5. Create </text:span><text:span text:style-name="T7">hibernate</text:span><text:span text:style-name="T22"> mapping file in </text:span><text:span text:style-name="T7">src</text:span><text:span text:style-name="T22"> named department.hbm.xml</text:span></text:p>
      <text:p text:style-name="P36"/>
      <text:p text:style-name="P36">Sample Mapping</text:p>
      <text:p text:style-name="P36">-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mapping PUBLIC <text:s/></text:span></text:p>
      <text:p text:style-name="P35"><text:span text:style-name="T22"><text:s/>"-//</text:span><text:span text:style-name="T7">Hibernate</text:span><text:span text:style-name="T22">/</text:span><text:span text:style-name="T7">Hibernate</text:span><text:span text:style-name="T22"> Mapping DTD 3.0//EN" <text:s/></text:span></text:p>
      <text:p text:style-name="P36"><text:s/>"http://hibernate.sourceforge.net/hibernate-mapping-3.0.dtd"&gt; <text:s/></text:p>
      <text:p text:style-name="P36"><text:s text:c="2"/></text:p>
      <text:p text:style-name="P36"><text:s/>&lt;hibernate-mapping&gt; <text:s/></text:p>
      <text:p text:style-name="P36"><text:s text:c="2"/>&lt;class name="com.dsrc.model.Employee" table="Employee"&gt; <text:s/></text:p>
      <text:p text:style-name="P35"><text:span text:style-name="T22"><text:s text:c="4"/>&lt;id name="</text:span><text:span text:style-name="T7">empid</text:span><text:span text:style-name="T22">"&gt; <text:s/></text:span></text:p>
      <text:p text:style-name="P36"><text:s text:c="5"/>&lt;generator class="assigned"&gt;&lt;/generator&gt; <text:s/></text:p>
      <text:p text:style-name="P36"><text:s text:c="4"/>&lt;/id&gt; <text:s text:c="13"/></text:p>
      <text:p text:style-name="P35"><text:span text:style-name="T22"><text:s text:c="4"/>&lt;property name="</text:span><text:span text:style-name="T7">firstname</text:span><text:span text:style-name="T22">"&gt;&lt;/property&gt; <text:s/></text:span></text:p>
      <text:p text:style-name="P35"><text:span text:style-name="T22"><text:s text:c="4"/>&lt;property name="</text:span><text:span text:style-name="T7">lastname</text:span><text:span text:style-name="T22">"&gt;&lt;/property&gt; <text:s/></text:span></text:p>
      <text:p text:style-name="P36"><text:s text:c="2"/>&lt;/class&gt; <text:s text:c="7"/></text:p>
      <text:p text:style-name="P36"><text:s/>&lt;/hibernate-mapping&gt; <text:s/></text:p>
      <text:p text:style-name="P36"/>
      <text:p text:style-name="P36">6. Add the required jar files.</text:p>
      <text:p text:style-name="P36">7. Add the following code implementations in MyMain class main method.</text:p>
      <text:p text:style-name="P36"><text:tab/> a) Load the Configuration File using Configuration class.</text:p>
      <text:p text:style-name="P36"><text:tab/> b) Create a session and transaction.</text:p>
      <text:p text:style-name="P36"><text:tab/> c) Begin the transaction</text:p>
      <text:p text:style-name="P36"><text:tab/> d) Set the following bean values <text:s/>10 , IT , INDIA</text:p>
      <text:p text:style-name="P36"><text:tab/> e) Call the methods to save the value.</text:p>
      <text:p text:style-name="P36"><text:tab/> f) Close all the objects</text:p>
      <text:p text:style-name="P36"><text:tab/> g)System.out.println("Done...") as last line.. run the application</text:p>
      <text:p text:style-name="P36"><text:tab/> f) Verify the data in the database MySQL.</text:p>
      <text:p text:style-name="P36"><text:soft-page-break/><text:tab/> <text:s/></text:p>
      <text:p text:style-name="P36"><text:tab/><text:tab/></text:p>
      <text:p text:style-name="P4"><text:tab/>................</text:p>
      <text:p text:style-name="P4"/>
      <text:p text:style-name="P4"/>
      <text:p text:style-name="P5">MyMain.java:</text:p>
      <text:p text:style-name="P5"/>
      <text:p text:style-name="P5"><text:span text:style-name="T3">package</text:span> com.dsrc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Department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essionFactory </text:span><text:span text:style-name="T14">sx</text:span><text:span text:style-name="T5"> = </text:span><text:span text:style-name="T1">new</text:span><text:span text:style-name="T5"> Configuration().configure().</text:span><text:span text:style-name="T9">buildSessionFactory</text:span><text:span text:style-name="T7">()</text:span><text:span text:style-name="T5">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Department </text:span><text:span text:style-name="T14">d</text:span><text:span text:style-name="T5">= </text:span><text:span text:style-name="T1">new</text:span><text:span text:style-name="T5"> Department(10 , </text:span><text:span text:style-name="T26">"IT"</text:span><text:span text:style-name="T5"> , </text:span><text:span text:style-name="T26">"INDIA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 = 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d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5"><text:span text:style-name="T5"><text:tab/><text:tab/>System.</text:span><text:span text:style-name="T12">out</text:span><text:span text:style-name="T5">.println(</text:span><text:span text:style-name="T26">"Data saved........."</text:span><text:span text:style-name="T5">);</text:span></text:p>
      <text:p text:style-name="P37"><text:tab/><text:tab/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text:tab/><text:tab/></text:p>
      <text:p text:style-name="P35"><text:span text:style-name="T5"><text:tab/><text:tab/></text:span><text:span text:style-name="T29">// Write </text:span><text:span text:style-name="T30">ur</text:span><text:span text:style-name="T29"> code here...</text:span></text:p>
      <text:p text:style-name="P37"><text:tab/>}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void</text:span><text:span text:style-name="T5"> saveDepartment(Department </text:span><text:span text:style-name="T14">d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5"><text:span text:style-name="T5"><text:tab/><text:tab/></text:span><text:span text:style-name="T29">//Logic to save department</text:span></text:p>
      <text:p text:style-name="P37"><text:tab/><text:tab/></text:p>
      <text:p text:style-name="P37"><text:tab/>}</text:p>
      <text:p text:style-name="P36"/>
      <text:p text:style-name="P37">}</text:p>
      <text:p text:style-name="P5">...................</text:p>
      <text:p text:style-name="P5"/>
      <text:p text:style-name="P5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Department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dept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dept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location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Department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Department(</text:span><text:span text:style-name="T1">int</text:span><text:span text:style-name="T5"> </text:span><text:span text:style-name="T14">deptno</text:span><text:span text:style-name="T5">, String </text:span><text:span text:style-name="T14">deptname</text:span><text:span text:style-name="T5">, String </text:span><text:span text:style-name="T14">location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=</text:span><text:span text:style-name="T14">deptno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=</text:span><text:span text:style-name="T14">dep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=</text:span><text:span text:style-name="T14">location</text:span><text:span text:style-name="T5">;</text:span></text:p>
      <text:p text:style-name="P37"><text:soft-page-break/><text:tab/><text:tab/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2">int</text:span><text:span text:style-name="T5"> getDeptno() {</text:span></text:p>
      <text:p text:style-name="P35"><text:span text:style-name="T5"><text:tab/><text:tab/></text:span><text:span text:style-name="T2">return</text:span><text:span text:style-name="T6"> </text:span><text:span text:style-name="T11">deptno</text:span><text:span text:style-name="T6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Deptno(</text:span><text:span text:style-name="T1">int</text:span><text:span text:style-name="T5"> </text:span><text:span text:style-name="T14">dept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 = </text:span><text:span text:style-name="T14">dept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Deptname() {</text:span></text:p>
      <text:p text:style-name="P35"><text:span text:style-name="T5"><text:tab/><text:tab/></text:span><text:span text:style-name="T1">return</text:span><text:span text:style-name="T5"> </text:span><text:span text:style-name="T10">dep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Deptname(String </text:span><text:span text:style-name="T14">dep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 = </text:span><text:span text:style-name="T14">dep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Location() {</text:span></text:p>
      <text:p text:style-name="P35"><text:span text:style-name="T5"><text:tab/><text:tab/></text:span><text:span text:style-name="T1">return</text:span><text:span text:style-name="T5"> </text:span><text:span text:style-name="T10">location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Location(String </text:span><text:span text:style-name="T14">location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 = </text:span><text:span text:style-name="T14">location</text:span><text:span text:style-name="T5">;</text:span></text:p>
      <text:p text:style-name="P37"><text:tab/>}</text:p>
      <text:p text:style-name="P36"/>
      <text:p text:style-name="P37"><text:tab/></text:p>
      <text:p text:style-name="P37"><text:tab/>}</text:p>
      <text:p text:style-name="P5">....................................</text:p>
      <text:p text:style-name="P5">use <text:span text:style-name="T33">myhibernate</text:span>;</text:p>
      <text:p text:style-name="P36"/>
      <text:p text:style-name="P36">create table Department</text:p>
      <text:p text:style-name="P36">(</text:p>
      <text:p text:style-name="P35"><text:span text:style-name="T22"><text:tab/>DeptNo </text:span><text:span text:style-name="T7">int</text:span><text:span text:style-name="T22">,</text:span></text:p>
      <text:p text:style-name="P35"><text:span text:style-name="T22"><text:tab/>DeptName </text:span><text:span text:style-name="T7">varchar</text:span><text:span text:style-name="T22">(20),</text:span></text:p>
      <text:p text:style-name="P35"><text:span text:style-name="T22"><text:tab/>Location </text:span><text:span text:style-name="T7">varchar</text:span><text:span text:style-name="T22">(20)</text:span></text:p>
      <text:p text:style-name="P5">);</text:p>
      <text:p text:style-name="P5"/>
      <text:p text:style-name="P5">.......................................</text:p>
      <text:p text:style-name="P5"/>
      <text:p text:style-name="P5">hibernate.cfg.xml:</text:p>
      <text:p text:style-name="P5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Department.hbm.xml"</text:span><text:span text:style-name="T18">/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35"><text:span text:style-name="T18">&lt;/</text:span><text:span text:style-name="T21">hibernate-configuration</text:span><text:span text:style-name="T18">&gt;</text:span></text:p>
      <text:p text:style-name="P5">....................................</text:p>
      <text:p text:style-name="P5"/>
      <text:p text:style-name="P5">department.hbm.xml:</text:p>
      <text:p text:style-name="P5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text:s/></text:span></text:p>
      <text:p text:style-name="P35"><text:soft-page-break/><text:span text:style-name="T22"><text:s/></text:span><text:span text:style-name="T18">"-//Hibernate/Hibernate Mapping DTD 3.0//EN"</text:span><text:span text:style-name="T22"> <text:s/></text:span></text:p>
      <text:p text:style-name="P35"><text:span text:style-name="T22"><text:s/></text:span><text:span text:style-name="T29">"http://hibernate.sourceforge.net/hibernate-mapping-3.0.dtd"</text:span><text:span text:style-name="T18">&gt;</text:span><text:span text:style-name="T5"> <text:s/></text:span></text:p>
      <text:p text:style-name="P37"><text:s text:c="2"/></text:p>
      <text:p text:style-name="P35"><text:span text:style-name="T5"><text:s/></text:span><text:span text:style-name="T18">&lt;</text:span><text:span text:style-name="T21">hibernate-mapping</text:span><text:span text:style-name="T18">&gt;</text:span><text:span text:style-name="T5"> <text:s/></text:span></text:p>
      <text:p text:style-name="P35"><text:span text:style-name="T5"><text:s text:c="2"/></text:span><text:span text:style-name="T18">&lt;</text:span><text:span text:style-name="T21">class</text:span><text:span text:style-name="T22"> </text:span><text:span text:style-name="T24">name</text:span><text:span text:style-name="T5">=</text:span><text:span text:style-name="T25">"com.dsrc.bean.Department"</text:span><text:span text:style-name="T22"> </text:span><text:span text:style-name="T24">table</text:span><text:span text:style-name="T5">=</text:span><text:span text:style-name="T25">"Department"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id</text:span><text:span text:style-name="T22"> </text:span><text:span text:style-name="T24">name</text:span><text:span text:style-name="T5">=</text:span><text:span text:style-name="T25">"deptno"</text:span><text:span text:style-name="T22"> </text:span><text:span text:style-name="T24">type</text:span><text:span text:style-name="T5">=</text:span><text:span text:style-name="T25">"int"</text:span><text:span text:style-name="T22"> </text:span><text:span text:style-name="T24">column</text:span><text:span text:style-name="T5">=</text:span><text:span text:style-name="T25">"DeptNo"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&gt;&lt;/</text:span><text:span text:style-name="T21">generator</text:span><text:span text:style-name="T18">&gt;</text:span><text:span text:style-name="T5"> <text:s/></text:span></text:p>
      <text:p text:style-name="P35"><text:span text:style-name="T5"><text:s text:c="4"/></text:span><text:span text:style-name="T18">&lt;/</text:span><text:span text:style-name="T21">id</text:span><text:span text:style-name="T18">&gt;</text:span><text:span text:style-name="T5"> <text:s text:c="13"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eptname"</text:span><text:span text:style-name="T22"> </text:span><text:span text:style-name="T24">column</text:span><text:span text:style-name="T5">=</text:span><text:span text:style-name="T25">"DeptName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location"</text:span><text:span text:style-name="T22"> </text:span><text:span text:style-name="T24">column</text:span><text:span text:style-name="T5">=</text:span><text:span text:style-name="T25">"Location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2"/></text:span><text:span text:style-name="T18">&lt;/</text:span><text:span text:style-name="T21">class</text:span><text:span text:style-name="T18">&gt;</text:span><text:span text:style-name="T5"> <text:s text:c="7"/></text:span></text:p>
      <text:p text:style-name="P5"><text:s/><text:span text:style-name="T17">&lt;/</text:span><text:span text:style-name="T20">hibernate-mapping</text:span><text:span text:style-name="T17">&gt;</text:span></text:p>
      <text:p text:style-name="P49"/>
      <text:p text:style-name="P21"/>
      <text:p text:style-name="P22">3.</text:p>
      <text:p text:style-name="P30"><text:line-break/>Create a hibernate application persist the employee details accepting from the user.</text:p>
      <text:p text:style-name="P40"> </text:p>
      <text:p text:style-name="P39">Task:</text:p>
      <text:p text:style-name="P39">Read EmpoyeeID , Name and City from the user using scanner and save to database.</text:p>
      <text:p text:style-name="P40"> </text:p>
      <text:p text:style-name="P39">The MainMenu Should look like the following</text:p>
      <text:p text:style-name="P39">Task : Create a database named myhibernate in MySQL and run the SQLQuery Attached.<text:span text:style-name="T34">\</text:span></text:p>
      <text:p text:style-name="P39"/>
      <text:p text:style-name="P39"><text:span text:style-name="T22">Create a </text:span><text:span text:style-name="T7">hibernate</text:span><text:span text:style-name="T22"> application persist the employee details accepting from the user.</text:span></text:p>
      <text:p text:style-name="P36"/>
      <text:p text:style-name="P36">Task:</text:p>
      <text:p text:style-name="P36"><text:tab/><text:tab/>Read EmpoyeeID , Name and City from the user using scanner and save to database.</text:p>
      <text:p text:style-name="P36"><text:tab/><text:tab/></text:p>
      <text:p text:style-name="P36">The MainMenu Should look like the following</text:p>
      <text:p text:style-name="P36"/>
      <text:p text:style-name="P36">EMPLOYEE MGMT</text:p>
      <text:p text:style-name="P36">-------------</text:p>
      <text:p text:style-name="P36">1. Enter Data</text:p>
      <text:p text:style-name="P36">2. Exit</text:p>
      <text:p text:style-name="P36">Enter your choice(1/2):</text:p>
      <text:p text:style-name="P36"/>
      <text:p text:style-name="P36">If 1 is entered </text:p>
      <text:p text:style-name="P36"/>
      <text:p text:style-name="P36">Enter EmpNo: 101</text:p>
      <text:p text:style-name="P35"><text:span text:style-name="T22">Enter Name : </text:span><text:span text:style-name="T7">Aneesh</text:span></text:p>
      <text:p text:style-name="P35"><text:span text:style-name="T22">Enter City :</text:span><text:span text:style-name="T7">Kollam</text:span></text:p>
      <text:p text:style-name="P36"/>
      <text:p text:style-name="P36">..Data Saved ...</text:p>
      <text:p text:style-name="P36">Enter your choice(1/2):</text:p>
      <text:p text:style-name="P36"/>
      <text:p text:style-name="P35"><text:span text:style-name="T22">if 2 end the </text:span><text:span text:style-name="T7">appication</text:span><text:span text:style-name="T22">.<text:tab/><text:tab/></text:span></text:p>
      <text:p text:style-name="P36"/>
      <text:p text:style-name="P35"><text:span text:style-name="T22">Task : Create a database named </text:span><text:span text:style-name="T7">myhibernate</text:span><text:span text:style-name="T22"> in MySQL and run the SQLQuery Attached.</text:span></text:p>
      <text:p text:style-name="P36"/>
      <text:p text:style-name="P36">Tasks:</text:p>
      <text:p text:style-name="P36">1.Create a bean class Named Employee inside com.dsrc.bean package</text:p>
      <text:p text:style-name="P36">2.Create these private variables</text:p>
      <text:p text:style-name="P36"/>
      <text:p text:style-name="P35"><text:soft-page-break/><text:span text:style-name="T22"><text:tab/><text:tab/></text:span><text:span text:style-name="T7">int</text:span><text:span text:style-name="T22"> </text:span><text:span text:style-name="T7">empno</text:span><text:span text:style-name="T22"> , string name , string city.</text:span></text:p>
      <text:p text:style-name="P36"><text:tab/><text:tab/></text:p>
      <text:p text:style-name="P36">3. Create the getters and setters.</text:p>
      <text:p text:style-name="P35"><text:span text:style-name="T22">4. Create the </text:span><text:span text:style-name="T7">hibernate</text:span><text:span text:style-name="T22"> configuration file in </text:span><text:span text:style-name="T7">src</text:span><text:span text:style-name="T22"> named hibernate.cfg.xml</text:span></text:p>
      <text:p text:style-name="P36"/>
      <text:p text:style-name="P36">sample Configuration</text:p>
      <text:p text:style-name="P36">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configuration PUBLIC <text:s/></text:span></text:p>
      <text:p text:style-name="P35"><text:span text:style-name="T22"><text:s text:c="10"/>"-//</text:span><text:span text:style-name="T7">Hibernate</text:span><text:span text:style-name="T22">/</text:span><text:span text:style-name="T7">Hibernate</text:span><text:span text:style-name="T22"> Configuration DTD 3.0//EN" <text:s/></text:span></text:p>
      <text:p text:style-name="P36"><text:s text:c="10"/>"http://hibernate.sourceforge.net/hibernate-configuration-3.0.dtd"&gt; <text:s/></text:p>
      <text:p text:style-name="P36"><text:s text:c="2"/></text:p>
      <text:p text:style-name="P36">&lt;hibernate-configuration&gt; <text:s/></text:p>
      <text:p text:style-name="P36"><text:s text:c="2"/></text:p>
      <text:p text:style-name="P36"><text:s text:c="4"/>&lt;session-factory&gt; <text:s/></text:p>
      <text:p text:style-name="P36"><text:s text:c="8"/>&lt;property name="hbm2ddl.auto"&gt;update&lt;/property&gt; <text:s/></text:p>
      <text:p text:style-name="P36"><text:s text:c="8"/>&lt;property name="dialect"&gt;org.hibernate.dialect.MySQLDialect&lt;/property&gt; <text:s/></text:p>
      <text:p text:style-name="P35"><text:span text:style-name="T22"><text:s text:c="8"/>&lt;property name="connection.url"&gt;jdbc:mysql://</text:span><text:span text:style-name="T7">localhost</text:span><text:span text:style-name="T22">:3306/</text:span><text:span text:style-name="T7">nivi</text:span><text:span text:style-name="T22">&lt;/property&gt; <text:s/></text:span></text:p>
      <text:p text:style-name="P36"><text:s text:c="8"/>&lt;property name="connection.username"&gt;root&lt;/property&gt; <text:s/></text:p>
      <text:p text:style-name="P35"><text:span text:style-name="T22"><text:s text:c="8"/>&lt;property name="connection.password"&gt;</text:span><text:span text:style-name="T7">dsrc</text:span><text:span text:style-name="T22">&lt;/property&gt; <text:s/></text:span></text:p>
      <text:p text:style-name="P36"><text:s text:c="8"/>&lt;property name="connection.driver_class"&gt;com.mysql.jdbc.Driver&lt;/property&gt; <text:s/></text:p>
      <text:p text:style-name="P36"><text:s text:c="5"/>&lt;mapping resource="employee.hbm.xml"/&gt; <text:s text:c="2"/></text:p>
      <text:p text:style-name="P36"><text:s text:c="6"/>&lt;/session-factory&gt; <text:s/></text:p>
      <text:p text:style-name="P36"><text:s text:c="2"/></text:p>
      <text:p text:style-name="P36">&lt;/hibernate-configuration&gt; <text:s/></text:p>
      <text:p text:style-name="P36"/>
      <text:p text:style-name="P35"><text:span text:style-name="T22">5. Create </text:span><text:span text:style-name="T7">hibernate</text:span><text:span text:style-name="T22"> mapping file in </text:span><text:span text:style-name="T7">src</text:span><text:span text:style-name="T22"> named employee.hbm.xml</text:span></text:p>
      <text:p text:style-name="P36"/>
      <text:p text:style-name="P36">Sample Mapping</text:p>
      <text:p text:style-name="P36">-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mapping PUBLIC <text:s/></text:span></text:p>
      <text:p text:style-name="P35"><text:span text:style-name="T22"><text:s/>"-//</text:span><text:span text:style-name="T7">Hibernate</text:span><text:span text:style-name="T22">/</text:span><text:span text:style-name="T7">Hibernate</text:span><text:span text:style-name="T22"> Mapping DTD 3.0//EN" <text:s/></text:span></text:p>
      <text:p text:style-name="P36"><text:s/>"http://hibernate.sourceforge.net/hibernate-mapping-3.0.dtd"&gt; <text:s/></text:p>
      <text:p text:style-name="P36"><text:s text:c="2"/></text:p>
      <text:p text:style-name="P36"><text:s/>&lt;hibernate-mapping&gt; <text:s/></text:p>
      <text:p text:style-name="P36"><text:s text:c="2"/>&lt;class name="com.dsrc.model.Employee" table="Employee"&gt; <text:s/></text:p>
      <text:p text:style-name="P35"><text:span text:style-name="T22"><text:s text:c="4"/>&lt;id name="</text:span><text:span text:style-name="T7">empid</text:span><text:span text:style-name="T22">"&gt; <text:s/></text:span></text:p>
      <text:p text:style-name="P36"><text:s text:c="5"/>&lt;generator class="assigned"&gt;&lt;/generator&gt; <text:s/></text:p>
      <text:p text:style-name="P36"><text:s text:c="4"/>&lt;/id&gt; <text:s text:c="13"/></text:p>
      <text:p text:style-name="P35"><text:span text:style-name="T22"><text:s text:c="4"/>&lt;property name="</text:span><text:span text:style-name="T7">firstname</text:span><text:span text:style-name="T22">"&gt;&lt;/property&gt; <text:s/></text:span></text:p>
      <text:p text:style-name="P35"><text:span text:style-name="T22"><text:s text:c="4"/>&lt;property name="</text:span><text:span text:style-name="T7">lastname</text:span><text:span text:style-name="T22">"&gt;&lt;/property&gt; <text:s/></text:span></text:p>
      <text:p text:style-name="P36"><text:s text:c="2"/>&lt;/class&gt; <text:s text:c="7"/></text:p>
      <text:p text:style-name="P36"><text:s/>&lt;/hibernate-mapping&gt; <text:s/></text:p>
      <text:p text:style-name="P36"/>
      <text:p text:style-name="P36">6. Add the required jar files.</text:p>
      <text:p text:style-name="P36">7. Add the following code implementations in MyMain class main method.</text:p>
      <text:p text:style-name="P36"><text:tab/> a) Load the Configuration File using Configuration class.</text:p>
      <text:p text:style-name="P36"><text:tab/> b) Create a session and transaction.</text:p>
      <text:p text:style-name="P36"><text:tab/> c) Begin the transaction</text:p>
      <text:p text:style-name="P36"><text:tab/> d) Read the values from user and assign to bean object.</text:p>
      <text:p text:style-name="P36"><text:tab/> e) Call the methods to save the value.</text:p>
      <text:p text:style-name="P36"><text:tab/> f) Close all the objects</text:p>
      <text:p text:style-name="P36"><text:tab/> g)System.out.println("Done...") as last line.. run the application</text:p>
      <text:p text:style-name="P36"><text:tab/> f) Verify the data in the database MySQL.</text:p>
      <text:p text:style-name="P36"><text:tab/> <text:s/></text:p>
      <text:p text:style-name="P36"><text:tab/><text:tab/></text:p>
      <text:p text:style-name="P41"><text:tab/></text:p>
      <text:p text:style-name="P22"><text:soft-page-break/></text:p>
      <text:p text:style-name="P6"/>
      <text:p text:style-name="P7">MyMain.java:</text:p>
      <text:p text:style-name="P7"/>
      <text:p text:style-name="P7"><text:span text:style-name="T3">package</text:span> com.dsrc;</text:p>
      <text:p text:style-name="P35"><text:span text:style-name="T1">import</text:span><text:span text:style-name="T5"> java.util.Scanner;</text:span></text:p>
      <text:p text:style-name="P36"/>
      <text:p text:style-name="P35"><text:span text:style-name="T1">import</text:span><text:span text:style-name="T5"> </text:span><text:span text:style-name="T7">org.hibernate.Session</text:span><text:span text:style-name="T5">;</text:span></text:p>
      <text:p text:style-name="P35"><text:span text:style-name="T1">import</text:span><text:span text:style-name="T5"> </text:span><text:span text:style-name="T7">org.hibernate.SessionFactory</text:span><text:span text:style-name="T5">;</text:span></text:p>
      <text:p text:style-name="P35"><text:span text:style-name="T1">import</text:span><text:span text:style-name="T5"> </text:span><text:span text:style-name="T7">org.hibernate.Transaction</text:span><text:span text:style-name="T5">;</text:span></text:p>
      <text:p text:style-name="P35"><text:span text:style-name="T1">import</text:span><text:span text:style-name="T5"> </text:span><text:span text:style-name="T7">org.hibernate.cfg.Configuration</text:span><text:span text:style-name="T5">;</text:span></text:p>
      <text:p text:style-name="P36"/>
      <text:p text:style-name="P35"><text:span text:style-name="T1">import</text:span><text:span text:style-name="T5"> com.dsrc.bean.Employee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canner </text:span><text:span text:style-name="T16">sc</text:span><text:span text:style-name="T5">=</text:span><text:span text:style-name="T1">new</text:span><text:span text:style-name="T5"> Scanner(System.</text:span><text:span text:style-name="T12">in</text:span><text:span text:style-name="T5">);</text:span></text:p>
      <text:p text:style-name="P35"><text:span text:style-name="T5"><text:tab/><text:tab/>System.</text:span><text:span text:style-name="T12">out</text:span><text:span text:style-name="T5">.println(</text:span><text:span text:style-name="T26">"1. Enter Data"</text:span><text:span text:style-name="T5">);</text:span></text:p>
      <text:p text:style-name="P35"><text:span text:style-name="T5"><text:tab/><text:tab/>System.</text:span><text:span text:style-name="T12">out</text:span><text:span text:style-name="T5">.println(</text:span><text:span text:style-name="T26">"2. Exit"</text:span><text:span text:style-name="T5">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enter your choice(1/2)"</text:span><text:span text:style-name="T5">);</text:span></text:p>
      <text:p text:style-name="P37"><text:tab/><text:tab/></text:p>
      <text:p text:style-name="P35"><text:span text:style-name="T5"><text:tab/><text:tab/></text:span><text:span text:style-name="T1">int</text:span><text:span text:style-name="T5"> </text:span><text:span text:style-name="T14">choice</text:span><text:span text:style-name="T5">=</text:span><text:span text:style-name="T14">sc</text:span><text:span text:style-name="T5">.nextInt();</text:span></text:p>
      <text:p text:style-name="P35"><text:span text:style-name="T5"><text:tab/><text:tab/></text:span><text:span text:style-name="T1">switch</text:span><text:span text:style-name="T5">(</text:span><text:span text:style-name="T14">choice</text:span><text:span text:style-name="T5">)</text:span></text:p>
      <text:p text:style-name="P37"><text:tab/><text:tab/>{</text:p>
      <text:p text:style-name="P35"><text:span text:style-name="T5"><text:tab/><text:tab/></text:span><text:span text:style-name="T1">case</text:span><text:span text:style-name="T5"> 1:</text:span></text:p>
      <text:p text:style-name="P37"><text:tab/><text:tab/><text:tab/></text:p>
      <text:p text:style-name="P35"><text:span text:style-name="T5"><text:tab/><text:tab/><text:tab/></text:span><text:span text:style-name="T1">int</text:span><text:span text:style-name="T5"> </text:span><text:span text:style-name="T14">empno</text:span><text:span text:style-name="T5">=</text:span><text:span text:style-name="T14">sc</text:span><text:span text:style-name="T5">.nextInt();</text:span></text:p>
      <text:p text:style-name="P35"><text:span text:style-name="T5"><text:tab/><text:tab/><text:tab/>String </text:span><text:span text:style-name="T14">name</text:span><text:span text:style-name="T5">=</text:span><text:span text:style-name="T14">sc</text:span><text:span text:style-name="T5">.next();</text:span></text:p>
      <text:p text:style-name="P35"><text:span text:style-name="T5"><text:tab/><text:tab/><text:tab/>String </text:span><text:span text:style-name="T14">city</text:span><text:span text:style-name="T5">=</text:span><text:span text:style-name="T14">sc</text:span><text:span text:style-name="T5">.next();</text:span></text:p>
      <text:p text:style-name="P35"><text:span text:style-name="T5"><text:tab/><text:tab/><text:tab/>Employee </text:span><text:span text:style-name="T14">e</text:span><text:span text:style-name="T5">= </text:span><text:span text:style-name="T1">new</text:span><text:span text:style-name="T5"> Employee(</text:span><text:span text:style-name="T14">empno</text:span><text:span text:style-name="T5">, </text:span><text:span text:style-name="T14">name</text:span><text:span text:style-name="T5">,</text:span><text:span text:style-name="T14">city</text:span><text:span text:style-name="T5">);</text:span></text:p>
      <text:p text:style-name="P35"><text:span text:style-name="T5"><text:tab/><text:tab/><text:tab/>UserCode </text:span><text:span text:style-name="T13">uc</text:span><text:span text:style-name="T5">= </text:span><text:span text:style-name="T1">new</text:span><text:span text:style-name="T5"> UserCode();</text:span></text:p>
      <text:p text:style-name="P35"><text:span text:style-name="T5"><text:tab/><text:tab/><text:tab/></text:span><text:span text:style-name="T1">boolean</text:span><text:span text:style-name="T5"> </text:span><text:span text:style-name="T16">b</text:span><text:span text:style-name="T5">=</text:span><text:span text:style-name="T15">uc</text:span><text:span text:style-name="T5">.saveEmployee(</text:span><text:span text:style-name="T14">e</text:span><text:span text:style-name="T5">);</text:span></text:p>
      <text:p text:style-name="P37"><text:tab/><text:tab/><text:tab/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<text:tab/></text:p>
      <text:p text:style-name="P35"><text:span text:style-name="T5"><text:tab/><text:tab/></text:span><text:span text:style-name="T1">case</text:span><text:span text:style-name="T5"> 2:</text:span></text:p>
      <text:p text:style-name="P35"><text:span text:style-name="T5"><text:tab/><text:tab/><text:tab/>System.</text:span><text:span text:style-name="T8">exit</text:span><text:span text:style-name="T5">(0);</text:span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}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tab/>}</text:p>
      <text:p text:style-name="P36"/>
      <text:p text:style-name="P7">}</text:p>
      <text:p text:style-name="P7">.....................................</text:p>
      <text:p text:style-name="P7">UserCode.java:</text:p>
      <text:p text:style-name="P7"/>
      <text:p text:style-name="P7"><text:span text:style-name="T3">package</text:span> com.dsrc.util;</text:p>
      <text:p text:style-name="P36"/>
      <text:p text:style-name="P35"><text:soft-page-break/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Employee(Employee </text:span><text:span text:style-name="T14">bean</text:span><text:span text:style-name="T5">)</text:span></text:p>
      <text:p text:style-name="P37"><text:tab/>{</text:p>
      <text:p text:style-name="P37"><text:tab/><text:tab/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text:tab/></text:span><text:span text:style-name="T29">//Logic to save department</text:span></text:p>
      <text:p text:style-name="P37"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7"/>
      <text:p text:style-name="P7"/>
      <text:p text:style-name="P7">.....................................</text:p>
      <text:p text:style-name="P7"/>
      <text:p text:style-name="P7">Employee.java:</text:p>
      <text:p text:style-name="P7"/>
      <text:p text:style-name="P7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oft-page-break/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}</text:p>
      <text:p text:style-name="P7"/>
      <text:p text:style-name="P7">...............................</text:p>
      <text:p text:style-name="P7">employee.hbm.xml:</text:p>
      <text:p text:style-name="P7"/>
      <text:p text:style-name="P7"><text:span text:style-name="T17">&lt;?</text:span><text:span text:style-name="T20">xml</text:span> <text:span text:style-name="T23">version</text:span> = <text:span text:style-name="T27">"1.0"</text:span> <text:span text:style-name="T23">encoding</text:span> = 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/text:span></text:p>
      <text:p text:style-name="P38">"-//Hibernate/Hibernate Mapping DTD//EN"</text:p>
      <text:p text:style-name="P35"><text:span text:style-name="T29">"http://www.hibernate.org/dtd/hibernate-mapping-3.0.dtd"</text:span><text:span text:style-name="T18">&gt;</text:span><text:span text:style-name="T5"> </text:span></text:p>
      <text:p text:style-name="P36"/>
      <text:p text:style-name="P35"><text:span text:style-name="T18">&lt;</text:span><text:span text:style-name="T21">hibernate-mapping</text:span><text:span text:style-name="T18">&gt;</text:span></text:p>
      <text:p text:style-name="P35"><text:span text:style-name="T5"><text:s text:c="3"/></text:span><text:span text:style-name="T18">&lt;</text:span><text:span text:style-name="T21">class</text:span><text:span text:style-name="T22"> </text:span><text:span text:style-name="T24">name</text:span><text:span text:style-name="T22"> </text:span><text:span text:style-name="T5">=</text:span><text:span text:style-name="T22"> </text:span><text:span text:style-name="T25">"com.dsrc.bean.Employee"</text:span><text:span text:style-name="T22"> </text:span><text:span text:style-name="T24">table</text:span><text:span text:style-name="T22"> </text:span><text:span text:style-name="T5">=</text:span><text:span text:style-name="T22"> </text:span><text:span text:style-name="T25">"Employee"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meta</text:span><text:span text:style-name="T22"> </text:span><text:span text:style-name="T24">attribute</text:span><text:span text:style-name="T22"> </text:span><text:span text:style-name="T5">=</text:span><text:span text:style-name="T22"> </text:span><text:span text:style-name="T25">"class-description"</text:span><text:span text:style-name="T18">&gt;</text:span></text:p>
      <text:p text:style-name="P37"><text:s text:c="9"/>This class contains the employee detail. </text:p>
      <text:p text:style-name="P35"><text:span text:style-name="T5"><text:s text:c="6"/></text:span><text:span text:style-name="T18">&lt;/</text:span><text:span text:style-name="T21">meta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id</text:span><text:span text:style-name="T22"> </text:span><text:span text:style-name="T24">name</text:span><text:span text:style-name="T22"> </text:span><text:span text:style-name="T5">=</text:span><text:span text:style-name="T22"> </text:span><text:span text:style-name="T25">"empno"</text:span><text:span text:style-name="T22"> </text:span><text:span text:style-name="T24">type</text:span><text:span text:style-name="T22"> </text:span><text:span text:style-name="T5">=</text:span><text:span text:style-name="T22"> </text:span><text:span text:style-name="T25">"int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EmpNO"</text:span><text:span text:style-name="T18">&gt;</text:span></text:p>
      <text:p text:style-name="P35"><text:span text:style-name="T5"><text:s text:c="9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/&gt;</text:span></text:p>
      <text:p text:style-name="P35"><text:span text:style-name="T5"><text:s text:c="6"/></text:span><text:span text:style-name="T18">&lt;/</text:span><text:span text:style-name="T21">id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name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Name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city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ity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7"><text:s text:c="6"/></text:p>
      <text:p text:style-name="P35"><text:span text:style-name="T5"><text:s text:c="3"/></text:span><text:span text:style-name="T18">&lt;/</text:span><text:span text:style-name="T21">class</text:span><text:span text:style-name="T18">&gt;</text:span></text:p>
      <text:p text:style-name="P7"><text:span text:style-name="T17">&lt;/</text:span><text:span text:style-name="T20">hibernate-mapping</text:span><text:span text:style-name="T17">&gt;</text:span></text:p>
      <text:p text:style-name="P23"/>
      <text:p text:style-name="P23">.......................</text:p>
      <text:p text:style-name="P7">hibernate.cfg.xml</text:p>
      <text:p text:style-name="P7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text:tab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employee.hbm.xml"</text:span><text:span text:style-name="T18">&gt;&lt;/</text:span><text:span text:style-name="T21">mapping</text:span><text:span text:style-name="T18">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7"><text:span text:style-name="T17">&lt;/</text:span><text:span text:style-name="T20">hibernate-configuration</text:span><text:span text:style-name="T17">&gt;</text:span></text:p>
      <text:p text:style-name="P50">..............</text:p>
      <text:p text:style-name="P23"/>
      <text:p text:style-name="P7"><text:soft-page-break/></text:p>
      <text:p text:style-name="P8">4.</text:p>
      <text:p text:style-name="P32">Create a hibernate application persist the department details accepting from the user.</text:p>
      <text:p text:style-name="P40"> </text:p>
      <text:p text:style-name="P39">Task:</text:p>
      <text:p text:style-name="P39">Read DeptNo , Name and Location from the user using scanner and save to database.</text:p>
      <text:p text:style-name="P40"> </text:p>
      <text:p text:style-name="P39">The MainMenu Should look like the following</text:p>
      <text:p text:style-name="P39">Task : Create a database named myhibernate in MySQL and run the SQLQuery Attached.</text:p>
      <text:p text:style-name="P8"/>
      <text:p text:style-name="P8"/>
      <text:p text:style-name="P8">Qn:</text:p>
      <text:p text:style-name="P8">Create a <text:span text:style-name="T33">hibernate</text:span> application persist the department details accepting from the user.</text:p>
      <text:p text:style-name="P36"/>
      <text:p text:style-name="P36">Task:</text:p>
      <text:p text:style-name="P36"><text:tab/><text:tab/>Read DeptNo , Name and Location from the user using scanner and save to database.</text:p>
      <text:p text:style-name="P36"><text:tab/><text:tab/></text:p>
      <text:p text:style-name="P36">The MainMenu Should look like the following</text:p>
      <text:p text:style-name="P36"/>
      <text:p text:style-name="P36">DEPARTMENT MGMT</text:p>
      <text:p text:style-name="P36">-------------</text:p>
      <text:p text:style-name="P36">1. Enter Data</text:p>
      <text:p text:style-name="P36">2. Exit</text:p>
      <text:p text:style-name="P36">Enter your choice(1/2):</text:p>
      <text:p text:style-name="P36"/>
      <text:p text:style-name="P36">If 1 is entered </text:p>
      <text:p text:style-name="P36"/>
      <text:p text:style-name="P36">Enter DeptNo: 102</text:p>
      <text:p text:style-name="P36">Enter DeptName : Sales</text:p>
      <text:p text:style-name="P35"><text:span text:style-name="T22">Enter Location :</text:span><text:span text:style-name="T7">China</text:span></text:p>
      <text:p text:style-name="P36"/>
      <text:p text:style-name="P36">..Data Saved ...</text:p>
      <text:p text:style-name="P36">Enter your choice(1/2):</text:p>
      <text:p text:style-name="P36"/>
      <text:p text:style-name="P35"><text:span text:style-name="T22">if 2 end the </text:span><text:span text:style-name="T7">appication</text:span><text:span text:style-name="T22">.<text:tab/><text:tab/></text:span></text:p>
      <text:p text:style-name="P36"/>
      <text:p text:style-name="P35"><text:span text:style-name="T22">Task : Create a database named </text:span><text:span text:style-name="T7">myhibernate</text:span><text:span text:style-name="T22"> in MySQL and run the SQLQuery Attached.</text:span></text:p>
      <text:p text:style-name="P36"/>
      <text:p text:style-name="P36">Tasks:</text:p>
      <text:p text:style-name="P36">1.Create a bean class Named Department inside com.dsrc.bean package</text:p>
      <text:p text:style-name="P36">2.Create these private variables</text:p>
      <text:p text:style-name="P36"/>
      <text:p text:style-name="P35"><text:span text:style-name="T22"><text:tab/><text:tab/></text:span><text:span text:style-name="T7">int</text:span><text:span text:style-name="T22"> </text:span><text:span text:style-name="T7">deptno</text:span><text:span text:style-name="T22"> , string </text:span><text:span text:style-name="T7">deptname</text:span><text:span text:style-name="T22"> , string location.</text:span></text:p>
      <text:p text:style-name="P36"><text:tab/><text:tab/></text:p>
      <text:p text:style-name="P36">3. Create the getters and setters.</text:p>
      <text:p text:style-name="P35"><text:span text:style-name="T22">4. Create the </text:span><text:span text:style-name="T7">hibernate</text:span><text:span text:style-name="T22"> configuration file in </text:span><text:span text:style-name="T7">src</text:span><text:span text:style-name="T22"> named hibernate.cfg.xml</text:span></text:p>
      <text:p text:style-name="P36"/>
      <text:p text:style-name="P36">sample Configuration</text:p>
      <text:p text:style-name="P36">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configuration PUBLIC <text:s/></text:span></text:p>
      <text:p text:style-name="P35"><text:span text:style-name="T22"><text:s text:c="10"/>"-//</text:span><text:span text:style-name="T7">Hibernate</text:span><text:span text:style-name="T22">/</text:span><text:span text:style-name="T7">Hibernate</text:span><text:span text:style-name="T22"> Configuration DTD 3.0//EN" <text:s/></text:span></text:p>
      <text:p text:style-name="P36"><text:s text:c="10"/>"http://hibernate.sourceforge.net/hibernate-configuration-3.0.dtd"&gt; <text:s/></text:p>
      <text:p text:style-name="P36"><text:s text:c="2"/></text:p>
      <text:p text:style-name="P36">&lt;hibernate-configuration&gt; <text:s/></text:p>
      <text:p text:style-name="P36"><text:soft-page-break/><text:s text:c="2"/></text:p>
      <text:p text:style-name="P36"><text:s text:c="4"/>&lt;session-factory&gt; <text:s/></text:p>
      <text:p text:style-name="P36"><text:s text:c="8"/>&lt;property name="hbm2ddl.auto"&gt;update&lt;/property&gt; <text:s/></text:p>
      <text:p text:style-name="P36"><text:s text:c="8"/>&lt;property name="dialect"&gt;org.hibernate.dialect.MySQLDialect&lt;/property&gt; <text:s/></text:p>
      <text:p text:style-name="P35"><text:span text:style-name="T22"><text:s text:c="8"/>&lt;property name="connection.url"&gt;jdbc:mysql://</text:span><text:span text:style-name="T7">localhost</text:span><text:span text:style-name="T22">:3306/</text:span><text:span text:style-name="T7">nivi</text:span><text:span text:style-name="T22">&lt;/property&gt; <text:s/></text:span></text:p>
      <text:p text:style-name="P36"><text:s text:c="8"/>&lt;property name="connection.username"&gt;root&lt;/property&gt; <text:s/></text:p>
      <text:p text:style-name="P35"><text:span text:style-name="T22"><text:s text:c="8"/>&lt;property name="connection.password"&gt;</text:span><text:span text:style-name="T7">dsrc</text:span><text:span text:style-name="T22">&lt;/property&gt; <text:s/></text:span></text:p>
      <text:p text:style-name="P36"><text:s text:c="8"/>&lt;property name="connection.driver_class"&gt;com.mysql.jdbc.Driver&lt;/property&gt; <text:s/></text:p>
      <text:p text:style-name="P36"><text:s text:c="5"/>&lt;mapping resource="employee.hbm.xml"/&gt; <text:s text:c="2"/></text:p>
      <text:p text:style-name="P36"><text:s text:c="6"/>&lt;/session-factory&gt; <text:s/></text:p>
      <text:p text:style-name="P36"><text:s text:c="2"/></text:p>
      <text:p text:style-name="P36">&lt;/hibernate-configuration&gt; <text:s/></text:p>
      <text:p text:style-name="P36"/>
      <text:p text:style-name="P35"><text:span text:style-name="T22">5. Create </text:span><text:span text:style-name="T7">hibernate</text:span><text:span text:style-name="T22"> mapping file in </text:span><text:span text:style-name="T7">src</text:span><text:span text:style-name="T22"> named department.hbm.xml</text:span></text:p>
      <text:p text:style-name="P36"/>
      <text:p text:style-name="P36">Sample Mapping</text:p>
      <text:p text:style-name="P36">-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mapping PUBLIC <text:s/></text:span></text:p>
      <text:p text:style-name="P35"><text:span text:style-name="T22"><text:s/>"-//</text:span><text:span text:style-name="T7">Hibernate</text:span><text:span text:style-name="T22">/</text:span><text:span text:style-name="T7">Hibernate</text:span><text:span text:style-name="T22"> Mapping DTD 3.0//EN" <text:s/></text:span></text:p>
      <text:p text:style-name="P36"><text:s/>"http://hibernate.sourceforge.net/hibernate-mapping-3.0.dtd"&gt; <text:s/></text:p>
      <text:p text:style-name="P36"><text:s text:c="2"/></text:p>
      <text:p text:style-name="P36"><text:s/>&lt;hibernate-mapping&gt; <text:s/></text:p>
      <text:p text:style-name="P36"><text:s text:c="2"/>&lt;class name="com.dsrc.model.Employee" table="Employee"&gt; <text:s/></text:p>
      <text:p text:style-name="P35"><text:span text:style-name="T22"><text:s text:c="4"/>&lt;id name="</text:span><text:span text:style-name="T7">empid</text:span><text:span text:style-name="T22">"&gt; <text:s/></text:span></text:p>
      <text:p text:style-name="P36"><text:s text:c="5"/>&lt;generator class="assigned"&gt;&lt;/generator&gt; <text:s/></text:p>
      <text:p text:style-name="P36"><text:s text:c="4"/>&lt;/id&gt; <text:s text:c="13"/></text:p>
      <text:p text:style-name="P35"><text:span text:style-name="T22"><text:s text:c="4"/>&lt;property name="</text:span><text:span text:style-name="T7">firstname</text:span><text:span text:style-name="T22">"&gt;&lt;/property&gt; <text:s/></text:span></text:p>
      <text:p text:style-name="P35"><text:span text:style-name="T22"><text:s text:c="4"/>&lt;property name="</text:span><text:span text:style-name="T7">lastname</text:span><text:span text:style-name="T22">"&gt;&lt;/property&gt; <text:s/></text:span></text:p>
      <text:p text:style-name="P36"><text:s text:c="2"/>&lt;/class&gt; <text:s text:c="7"/></text:p>
      <text:p text:style-name="P36"><text:s/>&lt;/hibernate-mapping&gt; <text:s/></text:p>
      <text:p text:style-name="P36"/>
      <text:p text:style-name="P36">6. Add the required jar files.</text:p>
      <text:p text:style-name="P36">7. Add the following code implementations in MyMain class main method.</text:p>
      <text:p text:style-name="P36"><text:tab/> a) Load the Configuration File using Configuration class.</text:p>
      <text:p text:style-name="P36"><text:tab/> b) Create a session and transaction.</text:p>
      <text:p text:style-name="P36"><text:tab/> c) Begin the transaction</text:p>
      <text:p text:style-name="P36"><text:tab/> d) <text:s/>Read the values from user and assign to bean object.</text:p>
      <text:p text:style-name="P36"><text:tab/> e) Call the methods to save the value.</text:p>
      <text:p text:style-name="P36"><text:tab/> f) Close all the objects</text:p>
      <text:p text:style-name="P36"><text:tab/> g)System.out.println("Done...") as last line.. run the application</text:p>
      <text:p text:style-name="P36"><text:tab/> f) Verify the data in the database MySQL.</text:p>
      <text:p text:style-name="P36"><text:tab/> <text:s/></text:p>
      <text:p text:style-name="P36"><text:tab/><text:tab/></text:p>
      <text:p text:style-name="P8"><text:tab/></text:p>
      <text:p text:style-name="P8">.............</text:p>
      <text:p text:style-name="P8">sql query :</text:p>
      <text:p text:style-name="P8">use <text:span text:style-name="T33">myhibernate</text:span>;</text:p>
      <text:p text:style-name="P36"/>
      <text:p text:style-name="P36">create table Department</text:p>
      <text:p text:style-name="P36">(</text:p>
      <text:p text:style-name="P35"><text:span text:style-name="T22"><text:tab/>DeptNo </text:span><text:span text:style-name="T7">int</text:span><text:span text:style-name="T22">,</text:span></text:p>
      <text:p text:style-name="P35"><text:span text:style-name="T22"><text:tab/>DeptName </text:span><text:span text:style-name="T7">varchar</text:span><text:span text:style-name="T22">(20),</text:span></text:p>
      <text:p text:style-name="P35"><text:span text:style-name="T22"><text:tab/>Location </text:span><text:span text:style-name="T7">varchar</text:span><text:span text:style-name="T22">(20)</text:span></text:p>
      <text:p text:style-name="P34">);</text:p>
      <text:p text:style-name="P8">.....</text:p>
      <text:p text:style-name="P8"/>
      <text:p text:style-name="P8"/>
      <text:p text:style-name="P8"><text:soft-page-break/></text:p>
      <text:p text:style-name="P8"/>
      <text:p text:style-name="P8">MyMain.java</text:p>
      <text:p text:style-name="P8"/>
      <text:p text:style-name="P8"/>
      <text:p text:style-name="P35"><text:span text:style-name="T1">package</text:span><text:span text:style-name="T5"> </text:span><text:span text:style-name="T7">com.dsrc</text:span><text:span text:style-name="T5">;</text:span></text:p>
      <text:p text:style-name="P35"><text:span text:style-name="T1">import</text:span><text:span text:style-name="T5"> java.util.Scanner;</text:span>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</text:span><text:span text:style-name="T7">com.dsrc.bean.Department</text:span><text:span text:style-name="T5">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</text:span><text:span text:style-name="T7">MyMain</text:span><text:span text:style-name="T5"> {</text:span></text:p>
      <text:p text:style-name="P36"/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35"><text:span text:style-name="T5"><text:tab/><text:tab/>Scanner sc=</text:span><text:span text:style-name="T1">new</text:span><text:span text:style-name="T5"> Scanner(System.in);</text:span></text:p>
      <text:p text:style-name="P35"><text:span text:style-name="T5"><text:tab/><text:tab/>System.out.println(</text:span><text:span text:style-name="T26">"1. Enter Data"</text:span><text:span text:style-name="T5">);</text:span></text:p>
      <text:p text:style-name="P35"><text:span text:style-name="T5"><text:tab/><text:tab/>System.out.println(</text:span><text:span text:style-name="T26">"2. Exit"</text:span><text:span text:style-name="T5">);</text:span></text:p>
      <text:p text:style-name="P37"><text:tab/><text:tab/></text:p>
      <text:p text:style-name="P35"><text:span text:style-name="T5"><text:tab/><text:tab/>System.out.println(</text:span><text:span text:style-name="T26">"enter your choice(1/2)"</text:span><text:span text:style-name="T5">);</text:span></text:p>
      <text:p text:style-name="P37"><text:tab/><text:tab/></text:p>
      <text:p text:style-name="P35"><text:span text:style-name="T5"><text:tab/><text:tab/></text:span><text:span text:style-name="T1">int</text:span><text:span text:style-name="T5"> choice=sc.nextInt();</text:span></text:p>
      <text:p text:style-name="P35"><text:span text:style-name="T5"><text:tab/><text:tab/></text:span><text:span text:style-name="T1">switch</text:span><text:span text:style-name="T5">(choice)</text:span></text:p>
      <text:p text:style-name="P37"><text:tab/><text:tab/>{</text:p>
      <text:p text:style-name="P35"><text:span text:style-name="T5"><text:tab/><text:tab/></text:span><text:span text:style-name="T1">case</text:span><text:span text:style-name="T5"> 1:</text:span></text:p>
      <text:p text:style-name="P37"><text:tab/><text:tab/><text:tab/></text:p>
      <text:p text:style-name="P35"><text:span text:style-name="T5"><text:tab/><text:tab/><text:tab/></text:span><text:span text:style-name="T1">int</text:span><text:span text:style-name="T5"> deptno=sc.nextInt();</text:span></text:p>
      <text:p text:style-name="P37"><text:tab/><text:tab/><text:tab/>String deptname=sc.next();</text:p>
      <text:p text:style-name="P37"><text:tab/><text:tab/><text:tab/>String location=sc.next();</text:p>
      <text:p text:style-name="P35"><text:span text:style-name="T5"><text:tab/><text:tab/><text:tab/>Department d= </text:span><text:span text:style-name="T1">new</text:span><text:span text:style-name="T5"> Department(deptno, deptname, location);</text:span></text:p>
      <text:p text:style-name="P35"><text:span text:style-name="T5"><text:tab/><text:tab/><text:tab/>UserCode uc= </text:span><text:span text:style-name="T1">new</text:span><text:span text:style-name="T5"> UserCode();</text:span></text:p>
      <text:p text:style-name="P35"><text:span text:style-name="T5"><text:tab/><text:tab/><text:tab/></text:span><text:span text:style-name="T1">boolean</text:span><text:span text:style-name="T5"> b=uc.saveDepartment(d);</text:span></text:p>
      <text:p text:style-name="P37"><text:tab/><text:tab/><text:tab/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<text:tab/></text:p>
      <text:p text:style-name="P35"><text:span text:style-name="T5"><text:tab/><text:tab/></text:span><text:span text:style-name="T1">case</text:span><text:span text:style-name="T5"> 2:</text:span></text:p>
      <text:p text:style-name="P37"><text:tab/><text:tab/><text:tab/>System.exit(0);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}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Department(Department d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tab/>}</text:p>
      <text:p text:style-name="P36"/>
      <text:p text:style-name="P8">}</text:p>
      <text:p text:style-name="P8">................</text:p>
      <text:p text:style-name="P8"/>
      <text:p text:style-name="P8"/>
      <text:p text:style-name="P8">Department.java</text:p>
      <text:p text:style-name="P8"><text:soft-page-break/></text:p>
      <text:p text:style-name="P8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Department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dept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dept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location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Department(){</text:span></text:p>
      <text:p text:style-name="P37"><text:tab/><text:tab/></text:p>
      <text:p text:style-name="P37"><text:tab/>}</text:p>
      <text:p text:style-name="P37"><text:tab/></text:p>
      <text:p text:style-name="P35"><text:span text:style-name="T5"><text:tab/></text:span><text:span text:style-name="T1">public</text:span><text:span text:style-name="T5"> Department(</text:span><text:span text:style-name="T1">int</text:span><text:span text:style-name="T5"> </text:span><text:span text:style-name="T14">deptno</text:span><text:span text:style-name="T5">, String </text:span><text:span text:style-name="T14">deptname</text:span><text:span text:style-name="T5">, String </text:span><text:span text:style-name="T14">location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=</text:span><text:span text:style-name="T14">deptno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=</text:span><text:span text:style-name="T14">dep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=</text:span><text:span text:style-name="T14">location</text:span><text:span text:style-name="T5">;</text:span></text:p>
      <text:p text:style-name="P37"><text:tab/><text:tab/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int</text:span><text:span text:style-name="T5"> getDeptno() {</text:span></text:p>
      <text:p text:style-name="P35"><text:span text:style-name="T5"><text:tab/><text:tab/></text:span><text:span text:style-name="T1">return</text:span><text:span text:style-name="T5"> </text:span><text:span text:style-name="T10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o(</text:span><text:span text:style-name="T1">int</text:span><text:span text:style-name="T5"> </text:span><text:span text:style-name="T14">dept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 = </text:span><text:span text:style-name="T14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Deptname() {</text:span></text:p>
      <text:p text:style-name="P35"><text:span text:style-name="T5"><text:tab/><text:tab/></text:span><text:span text:style-name="T1">return</text:span><text:span text:style-name="T5"> </text:span><text:span text:style-name="T10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ame(String </text:span><text:span text:style-name="T14">dep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 = </text:span><text:span text:style-name="T14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Location() {</text:span></text:p>
      <text:p text:style-name="P35"><text:span text:style-name="T5"><text:tab/><text:tab/></text:span><text:span text:style-name="T1">return</text:span><text:span text:style-name="T5"> </text:span><text:span text:style-name="T10">location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Location(String </text:span><text:span text:style-name="T14">location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 = </text:span><text:span text:style-name="T14">location</text:span><text:span text:style-name="T5">;</text:span></text:p>
      <text:p text:style-name="P37"><text:tab/>}</text:p>
      <text:p text:style-name="P37"><text:tab/></text:p>
      <text:p text:style-name="P37">}</text:p>
      <text:p text:style-name="P8"/>
      <text:p text:style-name="P8">..........................................</text:p>
      <text:p text:style-name="P8"/>
      <text:p text:style-name="P8">UserCode.java:</text:p>
      <text:p text:style-name="P8"/>
      <text:p text:style-name="P8"><text:span text:style-name="T3">package</text:span> com.dsrc.util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</text:span><text:span text:style-name="T6">com.dsrc.bean.Department</text:span><text:span text:style-name="T5">;</text:span></text:p>
      <text:p text:style-name="P36"><text:soft-page-break/></text:p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Department(</text:span><text:span text:style-name="T6">Department</text:span><text:span text:style-name="T5"> </text:span><text:span text:style-name="T14">bean</text:span><text:span text:style-name="T5">)</text:span></text:p>
      <text:p text:style-name="P37"><text:tab/>{<text:span text:style-name="T36">S</text:span></text:p>
      <text:p text:style-name="P37"><text:tab/><text:tab/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text:tab/></text:span><text:span text:style-name="T29">//Logic to save department</text:span></text:p>
      <text:p text:style-name="P37"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8"/>
      <text:p text:style-name="P8">...................</text:p>
      <text:p text:style-name="P8"/>
      <text:p text:style-name="P8">department.hbm.xml:</text:p>
      <text:p text:style-name="P8"/>
      <text:p text:style-name="P8"><text:span text:style-name="T17">&lt;?</text:span><text:span text:style-name="T20">xml</text:span> <text:span text:style-name="T23">version</text:span> = <text:span text:style-name="T27">"1.0"</text:span> <text:span text:style-name="T23">encoding</text:span> = 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/text:span></text:p>
      <text:p text:style-name="P38">"-//Hibernate/Hibernate Mapping DTD//EN"</text:p>
      <text:p text:style-name="P35"><text:span text:style-name="T29">"http://www.hibernate.org/dtd/hibernate-mapping-3.0.dtd"</text:span><text:span text:style-name="T18">&gt;</text:span><text:span text:style-name="T5"> </text:span></text:p>
      <text:p text:style-name="P36"/>
      <text:p text:style-name="P35"><text:span text:style-name="T18">&lt;</text:span><text:span text:style-name="T21">hibernate-mapping</text:span><text:span text:style-name="T18">&gt;</text:span></text:p>
      <text:p text:style-name="P35"><text:span text:style-name="T5"><text:s text:c="3"/></text:span><text:span text:style-name="T18">&lt;</text:span><text:span text:style-name="T21">class</text:span><text:span text:style-name="T22"> </text:span><text:span text:style-name="T24">name</text:span><text:span text:style-name="T22"> </text:span><text:span text:style-name="T5">=</text:span><text:span text:style-name="T22"> </text:span><text:span text:style-name="T25">"com.dsrc.bean.Department"</text:span><text:span text:style-name="T22"> </text:span><text:span text:style-name="T24">table</text:span><text:span text:style-name="T22"> </text:span><text:span text:style-name="T5">=</text:span><text:span text:style-name="T22"> </text:span><text:span text:style-name="T25">"Department"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meta</text:span><text:span text:style-name="T22"> </text:span><text:span text:style-name="T24">attribute</text:span><text:span text:style-name="T22"> </text:span><text:span text:style-name="T5">=</text:span><text:span text:style-name="T22"> </text:span><text:span text:style-name="T25">"class-description"</text:span><text:span text:style-name="T18">&gt;</text:span></text:p>
      <text:p text:style-name="P37"><text:s text:c="9"/>This class contains the employee detail. </text:p>
      <text:p text:style-name="P35"><text:span text:style-name="T5"><text:s text:c="6"/></text:span><text:span text:style-name="T18">&lt;/</text:span><text:span text:style-name="T21">meta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id</text:span><text:span text:style-name="T22"> </text:span><text:span text:style-name="T24">name</text:span><text:span text:style-name="T22"> </text:span><text:span text:style-name="T5">=</text:span><text:span text:style-name="T22"> </text:span><text:span text:style-name="T25">"deptno"</text:span><text:span text:style-name="T22"> </text:span><text:span text:style-name="T24">type</text:span><text:span text:style-name="T22"> </text:span><text:span text:style-name="T5">=</text:span><text:span text:style-name="T22"> </text:span><text:span text:style-name="T25">"int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DeptNo"</text:span><text:span text:style-name="T18">&gt;</text:span></text:p>
      <text:p text:style-name="P35"><text:span text:style-name="T5"><text:s text:c="9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/&gt;</text:span></text:p>
      <text:p text:style-name="P35"><text:span text:style-name="T5"><text:s text:c="6"/></text:span><text:span text:style-name="T18">&lt;/</text:span><text:span text:style-name="T21">id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deptname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DeptName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location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Location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7"><text:s text:c="6"/></text:p>
      <text:p text:style-name="P35"><text:span text:style-name="T5"><text:s text:c="3"/></text:span><text:span text:style-name="T18">&lt;/</text:span><text:span text:style-name="T21">class</text:span><text:span text:style-name="T18">&gt;</text:span></text:p>
      <text:p text:style-name="P35"><text:span text:style-name="T18">&lt;/</text:span><text:span text:style-name="T21">hibernate-mapping</text:span><text:span text:style-name="T18">&gt;</text:span></text:p>
      <text:p text:style-name="P8"/>
      <text:p text:style-name="P8">................</text:p>
      <text:p text:style-name="P8">hibernate.cfg.xml:</text:p>
      <text:p text:style-name="P8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oft-page-break/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text:tab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Department.hbm.xml"</text:span><text:span text:style-name="T18">&gt;&lt;/</text:span><text:span text:style-name="T21">mapping</text:span><text:span text:style-name="T18">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9"><text:span text:style-name="T17">&lt;/</text:span><text:span text:style-name="T20">hibernate-configuration</text:span><text:span text:style-name="T19">&gt;</text:span></text:p>
      <text:p text:style-name="P53"/>
      <text:p text:style-name="P10"/>
      <text:p text:style-name="P10"/>
      <text:p text:style-name="P11">5. <text:span text:style-name="T35">Update:</text:span></text:p>
      <text:p text:style-name="P11"/>
      <text:p text:style-name="P11"/>
      <text:p text:style-name="P11"/>
      <text:p text:style-name="P11"><text:span text:style-name="T3">import</text:span> org.hibernate.Session;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<text:tab/>Employee </text:span><text:span text:style-name="T14">e</text:span><text:span text:style-name="T5">= </text:span><text:span text:style-name="T1">new</text:span><text:span text:style-name="T5"> Employee(101, </text:span><text:span text:style-name="T26">"Aneesh"</text:span><text:span text:style-name="T5">, </text:span><text:span text:style-name="T26">"Kollam"</text:span><text:span text:style-name="T5">);</text:span></text:p>
      <text:p text:style-name="P37"><text:tab/><text:tab/><text:tab/></text:p>
      <text:p text:style-name="P35"><text:span text:style-name="T5"><text:tab/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text:tab/></text:span><text:span text:style-name="T14">s</text:span><text:span text:style-name="T5">.saveOrUpdate(</text:span><text:span text:style-name="T14">e</text:span><text:span text:style-name="T5">);</text:span></text:p>
      <text:p text:style-name="P35"><text:span text:style-name="T5"><text:tab/><text:tab/><text:tab/></text:span><text:span text:style-name="T14">tx</text:span><text:span text:style-name="T5">.commit();</text:span></text:p>
      <text:p text:style-name="P37"><text:tab/><text:tab/><text:tab/></text:p>
      <text:p text:style-name="P35"><text:span text:style-name="T5"><text:tab/><text:tab/><text:tab/>System.</text:span><text:span text:style-name="T12">out</text:span><text:span text:style-name="T5">.println(</text:span><text:span text:style-name="T26">"Data Updated.."</text:span><text:span text:style-name="T5">);</text:span></text:p>
      <text:p text:style-name="P35"><text:span text:style-name="T5"><text:tab/><text:tab/></text:span><text:span text:style-name="T29">// Do Logic</text:span></text:p>
      <text:p text:style-name="P37"><text:tab/><text:tab/></text:p>
      <text:p text:style-name="P37"><text:tab/><text:tab/>}</text:p>
      <text:p text:style-name="P36"/>
      <text:p text:style-name="P35"><text:span text:style-name="T5"><text:tab/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text:tab/></text:span><text:span text:style-name="T29">// </text:span><text:span text:style-name="T32">TODO</text:span><text:span text:style-name="T29"> Auto-generated method stub</text:span></text:p>
      <text:p text:style-name="P37"><text:tab/><text:tab/>}</text:p>
      <text:p text:style-name="P37"><text:tab/>}</text:p>
      <text:p text:style-name="P54"><text:tab/></text:p>
      <text:p text:style-name="P11"/>
      <text:p text:style-name="P11"/>
      <text:p text:style-name="P12">6.</text:p>
      <text:p text:style-name="P12"/>
      <text:p text:style-name="P47"><text:line-break/>Create a hibernate application persist the employee using Hibernate Annotations..</text:p>
      <text:p text:style-name="P44">Task : Create a database named myhibernate in MySQL and run the SQLQuery Attached.</text:p>
      <text:p text:style-name="P24"/>
      <text:p text:style-name="P24">Employee.java:</text:p>
      <text:p text:style-name="P13"><text:span text:style-name="T3">package</text:span> com.dsrc.bean;</text:p>
      <text:p text:style-name="P36"/>
      <text:p text:style-name="P35"><text:span text:style-name="T1">import</text:span><text:span text:style-name="T5"> javax.persistence.Column;</text:span></text:p>
      <text:p text:style-name="P35"><text:soft-page-break/><text:span text:style-name="T1">import</text:span><text:span text:style-name="T5"> javax.persistence.Entity;</text:span></text:p>
      <text:p text:style-name="P35"><text:span text:style-name="T1">import</text:span><text:span text:style-name="T5"> javax.persistence.Id;</text:span></text:p>
      <text:p text:style-name="P35"><text:span text:style-name="T1">import</text:span><text:span text:style-name="T5"> </text:span><text:span text:style-name="T6">javax.persistence.Table</text:span><text:span text:style-name="T5">;</text:span></text:p>
      <text:p text:style-name="P36"/>
      <text:p text:style-name="P42">@Entity</text:p>
      <text:p text:style-name="P35"><text:span text:style-name="T37">@</text:span><text:span text:style-name="T38">Table</text:span><text:span text:style-name="T5">(name=</text:span><text:span text:style-name="T26">"Employee"</text:span><text:span text:style-name="T5">)</text:span></text:p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37">@Id</text:span></text:p>
      <text:p text:style-name="P35"><text:span text:style-name="T5"><text:tab/></text:span><text:span text:style-name="T37">@Column</text:span><text:span text:style-name="T5">(name=</text:span><text:span text:style-name="T26">"empno"</text:span><text:span text:style-name="T5">)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name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city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6"/>
      <text:p text:style-name="P37"><text:tab/></text:p>
      <text:p text:style-name="P37">}</text:p>
      <text:p text:style-name="P24">..................................</text:p>
      <text:p text:style-name="P24"/>
      <text:p text:style-name="P24">Mymain.java</text:p>
      <text:p text:style-name="P13"><text:span text:style-name="T3">import</text:span> com.dsrc.bean.Employee;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Employee </text:span><text:span text:style-name="T14">e</text:span><text:span text:style-name="T5">=</text:span><text:span text:style-name="T1">new</text:span><text:span text:style-name="T5"> Employee(2,</text:span><text:span text:style-name="T26">"hari"</text:span><text:span text:style-name="T5">, </text:span><text:span text:style-name="T26">"UK"</text:span><text:span text:style-name="T5">);</text:span></text:p>
      <text:p text:style-name="P35"><text:soft-page-break/><text:span text:style-name="T5"><text:tab/><text:tab/>UserCode </text:span><text:span text:style-name="T14">uc</text:span><text:span text:style-name="T5">=</text:span><text:span text:style-name="T1">new</text:span><text:span text:style-name="T5"> UserCode();</text:span></text:p>
      <text:p text:style-name="P35"><text:span text:style-name="T5"><text:tab/><text:tab/></text:span><text:span text:style-name="T1">boolean</text:span><text:span text:style-name="T5"> </text:span><text:span text:style-name="T16">b</text:span><text:span text:style-name="T5">= </text:span><text:span text:style-name="T14">uc</text:span><text:span text:style-name="T5">.updateEmployee(</text:span><text:span text:style-name="T14">e</text:span><text:span text:style-name="T5">);</text:span></text:p>
      <text:p text:style-name="P37"><text:tab/><text:tab/><text:tab/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updateEmployee(Employee </text:span><text:span text:style-name="T14">e</text:span><text:span text:style-name="T5">){</text:span></text:p>
      <text:p text:style-name="P37"><text:tab/><text:tab/></text:p>
      <text:p text:style-name="P37"><text:tab/>}</text:p>
      <text:p text:style-name="P36"/>
      <text:p text:style-name="P37">}</text:p>
      <text:p text:style-name="P36"/>
      <text:p text:style-name="P24">..................</text:p>
      <text:p text:style-name="P24">Usercode.java</text:p>
      <text:p text:style-name="P13"><text:s/><text:span text:style-name="T3">package</text:span> com.dsrc.util;</text:p>
      <text:p text:style-name="P36"/>
      <text:p text:style-name="P36"/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Annotation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updateEmployee(Employee </text:span><text:span text:style-name="T14">bean</text:span><text:span text:style-name="T5">)</text:span></text:p>
      <text:p text:style-name="P37"><text:tab/>{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AnnotationConfiguration().configure().addAnnotatedClass(Employee.</text:span><text:span text:style-name="T1">class</text:span><text:span text:style-name="T5">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5"><text:span text:style-name="T5"><text:tab/><text:tab/>System.</text:span><text:span text:style-name="T12">out</text:span><text:span text:style-name="T5">.println(</text:span><text:span text:style-name="T26">"Done......"</text:span><text:span text:style-name="T5">);</text:span></text:p>
      <text:p text:style-name="P37"><text:tab/><text:tab/></text:p>
      <text:p text:style-name="P37"><text:tab/><text:tab/></text:p>
      <text:p text:style-name="P35"><text:span text:style-name="T5"><text:tab/><text:tab/></text:span><text:span text:style-name="T29">//Logic to save department</text:span></text:p>
      <text:p text:style-name="P37"><text:tab/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24">...................</text:p>
      <text:p text:style-name="P24">hibernate.cfg.xml:</text:p>
      <text:p text:style-name="P13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oft-page-break/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7"><text:s text:c="6"/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13"><text:span text:style-name="T17">&lt;/</text:span><text:span text:style-name="T20">hibernate-configuration</text:span><text:span text:style-name="T17">&gt;</text:span></text:p>
      <text:p text:style-name="P51"/>
      <text:p text:style-name="P24"/>
      <text:p text:style-name="P28">7.</text:p>
      <text:p text:style-name="P46">Create a hibernate application persist the department using Hibernate Annotations..</text:p>
      <text:p text:style-name="P44">Task : Create a database named myhibernate in MySQL and run the SQLQuery Attached.</text:p>
      <text:p text:style-name="P28"/>
      <text:p text:style-name="P28"/>
      <text:p text:style-name="P14">MyMain.java</text:p>
      <text:p text:style-name="P14"/>
      <text:p text:style-name="P28"><text:span text:style-name="T3">import</text:span><text:span text:style-name="T4"> com.dsrc.bean.Department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6"/>
      <text:p text:style-name="P35"><text:span text:style-name="T5"><text:tab/><text:tab/>Department </text:span><text:span text:style-name="T14">d</text:span><text:span text:style-name="T5">= </text:span><text:span text:style-name="T1">new</text:span><text:span text:style-name="T5"> Department(10, </text:span><text:span text:style-name="T26">"HR"</text:span><text:span text:style-name="T5">, </text:span><text:span text:style-name="T26">"India"</text:span><text:span text:style-name="T5">);</text:span></text:p>
      <text:p text:style-name="P35"><text:span text:style-name="T5"><text:tab/><text:tab/>UserCode </text:span><text:span text:style-name="T14">uc</text:span><text:span text:style-name="T5">=</text:span><text:span text:style-name="T1">new</text:span><text:span text:style-name="T5"> UserCode();</text:span></text:p>
      <text:p text:style-name="P35"><text:span text:style-name="T5"><text:tab/><text:tab/></text:span><text:span text:style-name="T1">boolean</text:span><text:span text:style-name="T5"> </text:span><text:span text:style-name="T16">b</text:span><text:span text:style-name="T5"> = </text:span><text:span text:style-name="T14">uc</text:span><text:span text:style-name="T5">.saveDepartment(</text:span><text:span text:style-name="T14">d</text:span><text:span text:style-name="T5">)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aveDepartment(Department </text:span><text:span text:style-name="T14">d</text:span><text:span text:style-name="T5">){</text:span></text:p>
      <text:p text:style-name="P37"><text:tab/><text:tab/></text:p>
      <text:p text:style-name="P37"><text:tab/>}</text:p>
      <text:p text:style-name="P36"/>
      <text:p text:style-name="P37">}</text:p>
      <text:p text:style-name="P28">..............</text:p>
      <text:p text:style-name="P28"/>
      <text:p text:style-name="P29">Department.java</text:p>
      <text:p text:style-name="P29"/>
      <text:p text:style-name="P29"><text:span text:style-name="T3">package</text:span><text:span text:style-name="T4"> com.dsrc.bean;</text:span></text:p>
      <text:p text:style-name="P36"/>
      <text:p text:style-name="P35"><text:span text:style-name="T1">import</text:span><text:span text:style-name="T5"> javax.persistence.Column;</text:span></text:p>
      <text:p text:style-name="P35"><text:span text:style-name="T1">import</text:span><text:span text:style-name="T5"> javax.persistence.Entity;</text:span></text:p>
      <text:p text:style-name="P35"><text:span text:style-name="T1">import</text:span><text:span text:style-name="T5"> javax.persistence.Id;</text:span></text:p>
      <text:p text:style-name="P35"><text:span text:style-name="T1">import</text:span><text:span text:style-name="T5"> javax.persistence.Table;</text:span></text:p>
      <text:p text:style-name="P36"/>
      <text:p text:style-name="P42">@Entity</text:p>
      <text:p text:style-name="P35"><text:span text:style-name="T37">@Table</text:span><text:span text:style-name="T5"> (name=</text:span><text:span text:style-name="T26">"Department"</text:span><text:span text:style-name="T5">)</text:span></text:p>
      <text:p text:style-name="P35"><text:span text:style-name="T1">public</text:span><text:span text:style-name="T5"> </text:span><text:span text:style-name="T1">class</text:span><text:span text:style-name="T5"> Department {</text:span></text:p>
      <text:p text:style-name="P35"><text:span text:style-name="T5"><text:tab/></text:span><text:span text:style-name="T37">@Id</text:span></text:p>
      <text:p text:style-name="P35"><text:span text:style-name="T5"><text:tab/></text:span><text:span text:style-name="T37">@Column</text:span><text:span text:style-name="T5">(name=</text:span><text:span text:style-name="T26">"deptno"</text:span><text:span text:style-name="T5">)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deptno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deptname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deptname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location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location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Department(){</text:span></text:p>
      <text:p text:style-name="P37"><text:tab/><text:tab/></text:p>
      <text:p text:style-name="P37"><text:soft-page-break/><text:tab/>}</text:p>
      <text:p text:style-name="P37"><text:tab/></text:p>
      <text:p text:style-name="P35"><text:span text:style-name="T5"><text:tab/></text:span><text:span text:style-name="T1">public</text:span><text:span text:style-name="T5"> Department(</text:span><text:span text:style-name="T1">int</text:span><text:span text:style-name="T5"> </text:span><text:span text:style-name="T14">deptno</text:span><text:span text:style-name="T5">, String </text:span><text:span text:style-name="T14">deptname</text:span><text:span text:style-name="T5">, String </text:span><text:span text:style-name="T14">location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=</text:span><text:span text:style-name="T14">deptno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=</text:span><text:span text:style-name="T14">dep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=</text:span><text:span text:style-name="T14">location</text:span><text:span text:style-name="T5">;</text:span></text:p>
      <text:p text:style-name="P36"/>
      <text:p text:style-name="P37"><text:tab/></text:p>
      <text:p text:style-name="P37">}</text:p>
      <text:p text:style-name="P36"/>
      <text:p text:style-name="P35"><text:span text:style-name="T5"><text:tab/></text:span><text:span text:style-name="T1">public</text:span><text:span text:style-name="T5"> </text:span><text:span text:style-name="T1">int</text:span><text:span text:style-name="T5"> getDeptno() {</text:span></text:p>
      <text:p text:style-name="P35"><text:span text:style-name="T5"><text:tab/><text:tab/></text:span><text:span text:style-name="T1">return</text:span><text:span text:style-name="T5"> </text:span><text:span text:style-name="T10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o(</text:span><text:span text:style-name="T1">int</text:span><text:span text:style-name="T5"> </text:span><text:span text:style-name="T14">dept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 = </text:span><text:span text:style-name="T14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Deptname() {</text:span></text:p>
      <text:p text:style-name="P35"><text:span text:style-name="T5"><text:tab/><text:tab/></text:span><text:span text:style-name="T1">return</text:span><text:span text:style-name="T5"> </text:span><text:span text:style-name="T10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ame(String </text:span><text:span text:style-name="T14">dep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 = </text:span><text:span text:style-name="T14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Location() {</text:span></text:p>
      <text:p text:style-name="P35"><text:span text:style-name="T5"><text:tab/><text:tab/></text:span><text:span text:style-name="T1">return</text:span><text:span text:style-name="T5"> </text:span><text:span text:style-name="T10">location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Location(String </text:span><text:span text:style-name="T14">location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 = </text:span><text:span text:style-name="T14">location</text:span><text:span text:style-name="T5">;</text:span></text:p>
      <text:p text:style-name="P37"><text:tab/>}</text:p>
      <text:p text:style-name="P37">}</text:p>
      <text:p text:style-name="P29">.....................</text:p>
      <text:p text:style-name="P29"/>
      <text:p text:style-name="P29">UserCode.java:</text:p>
      <text:p text:style-name="P29"><text:span text:style-name="T3">package</text:span><text:span text:style-name="T4"> com.dsrc.util;</text:span>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AnnotationConfiguration;</text:span></text:p>
      <text:p text:style-name="P36"/>
      <text:p text:style-name="P35"><text:span text:style-name="T1">import</text:span><text:span text:style-name="T5"> com.dsrc.bean.Department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Department(Department </text:span><text:span text:style-name="T13">d</text:span><text:span text:style-name="T5">)</text:span></text:p>
      <text:p text:style-name="P37"><text:tab/>{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AnnotationConfiguration().configure().addAnnotatedClass(Department.</text:span><text:span text:style-name="T1">class</text:span><text:span text:style-name="T5">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5">d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5"><text:soft-page-break/><text:span text:style-name="T5"><text:tab/><text:tab/>System.</text:span><text:span text:style-name="T12">out</text:span><text:span text:style-name="T5">.println(</text:span><text:span text:style-name="T26">"Done......"</text:span><text:span text:style-name="T5">);</text:span></text:p>
      <text:p text:style-name="P37"><text:tab/><text:tab/></text:p>
      <text:p text:style-name="P37"><text:tab/><text:tab/></text:p>
      <text:p text:style-name="P35"><text:span text:style-name="T5"><text:tab/><text:tab/></text:span><text:span text:style-name="T29">//Logic to save department</text:span></text:p>
      <text:p text:style-name="P37"><text:tab/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29">...................</text:p>
      <text:p text:style-name="P29"/>
      <text:p text:style-name="P29">hibernate.cfg.xml:</text:p>
      <text:p text:style-name="P29"><text:span text:style-name="T17">&lt;?</text:span><text:span text:style-name="T20">xml</text:span> <text:span text:style-name="T23">version</text:span><text:span text:style-name="T4">=</text:span><text:span text:style-name="T27">"1.0"</text:span> <text:span text:style-name="T23">encoding</text:span><text:span text:style-name="T4">=</text:span>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localhost:3306/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5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7"><text:s text:c="6"/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55"><text:span text:style-name="T17">&lt;/</text:span><text:span text:style-name="T20">hibernate-configuration</text:span><text:span text:style-name="T17">&gt;</text:span></text:p>
      <text:p text:style-name="P15">8</text:p>
      <text:p text:style-name="P15"/>
      <text:p text:style-name="P33">Create a hibernate application persist the employee details accepting from the user. (Use Hibernate Annotation)</text:p>
      <text:p text:style-name="P40"> </text:p>
      <text:p text:style-name="P39">Task:</text:p>
      <text:p text:style-name="P39">Read EmpoyeeID , Name and City from the user using scanner and save to database.</text:p>
      <text:p text:style-name="P40"> </text:p>
      <text:p text:style-name="P39">The MainMenu Should look like the following</text:p>
      <text:p text:style-name="P15"/>
      <text:p text:style-name="P16">Mymain.java</text:p>
      <text:p text:style-name="P16"><text:span text:style-name="T3">import</text:span> java.util.Scanner;</text:p>
      <text:p text:style-name="P36"/>
      <text:p text:style-name="P35"><text:span text:style-name="T1">import</text:span><text:span text:style-name="T5"> com.dsrc.bean.Employee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canner </text:span><text:span text:style-name="T16">sc</text:span><text:span text:style-name="T5">=</text:span><text:span text:style-name="T1">new</text:span><text:span text:style-name="T5"> Scanner(System.</text:span><text:span text:style-name="T12">in</text:span><text:span text:style-name="T5">);</text:span></text:p>
      <text:p text:style-name="P35"><text:span text:style-name="T5"><text:tab/><text:tab/>System.</text:span><text:span text:style-name="T12">out</text:span><text:span text:style-name="T5">.println(</text:span><text:span text:style-name="T26">"1.Enter Data"</text:span><text:span text:style-name="T5">);</text:span></text:p>
      <text:p text:style-name="P35"><text:span text:style-name="T5">System.</text:span><text:span text:style-name="T12">out</text:span><text:span text:style-name="T5">.println(</text:span><text:span text:style-name="T26">"2. Exit"</text:span><text:span text:style-name="T5">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enter your choice(1/2)"</text:span><text:span text:style-name="T5">);</text:span></text:p>
      <text:p text:style-name="P37"><text:tab/><text:tab/></text:p>
      <text:p text:style-name="P35"><text:span text:style-name="T5"><text:tab/><text:tab/></text:span><text:span text:style-name="T1">int</text:span><text:span text:style-name="T5"> </text:span><text:span text:style-name="T14">choice</text:span><text:span text:style-name="T5">=</text:span><text:span text:style-name="T14">sc</text:span><text:span text:style-name="T5">.nextInt();</text:span></text:p>
      <text:p text:style-name="P35"><text:span text:style-name="T5"><text:tab/><text:tab/></text:span><text:span text:style-name="T1">switch</text:span><text:span text:style-name="T5">(</text:span><text:span text:style-name="T14">choice</text:span><text:span text:style-name="T5">)</text:span></text:p>
      <text:p text:style-name="P37"><text:soft-page-break/><text:tab/><text:tab/>{</text:p>
      <text:p text:style-name="P35"><text:span text:style-name="T5"><text:tab/><text:tab/></text:span><text:span text:style-name="T1">case</text:span><text:span text:style-name="T5"> 1:</text:span></text:p>
      <text:p text:style-name="P37"><text:tab/><text:tab/><text:tab/></text:p>
      <text:p text:style-name="P35"><text:span text:style-name="T5"><text:tab/><text:tab/><text:tab/></text:span><text:span text:style-name="T1">int</text:span><text:span text:style-name="T5"> </text:span><text:span text:style-name="T14">empno</text:span><text:span text:style-name="T5">=</text:span><text:span text:style-name="T14">sc</text:span><text:span text:style-name="T5">.nextInt();</text:span></text:p>
      <text:p text:style-name="P35"><text:span text:style-name="T5"><text:tab/><text:tab/><text:tab/>String </text:span><text:span text:style-name="T14">name</text:span><text:span text:style-name="T5">=</text:span><text:span text:style-name="T14">sc</text:span><text:span text:style-name="T5">.next();</text:span></text:p>
      <text:p text:style-name="P35"><text:span text:style-name="T5"><text:tab/><text:tab/><text:tab/>String </text:span><text:span text:style-name="T14">city</text:span><text:span text:style-name="T5">=</text:span><text:span text:style-name="T14">sc</text:span><text:span text:style-name="T5">.next();</text:span></text:p>
      <text:p text:style-name="P35"><text:span text:style-name="T5"><text:tab/><text:tab/><text:tab/>Employee </text:span><text:span text:style-name="T14">e</text:span><text:span text:style-name="T5">= </text:span><text:span text:style-name="T1">new</text:span><text:span text:style-name="T5"> Employee(</text:span><text:span text:style-name="T14">empno</text:span><text:span text:style-name="T5">, </text:span><text:span text:style-name="T14">name</text:span><text:span text:style-name="T5">,</text:span><text:span text:style-name="T14">city</text:span><text:span text:style-name="T5">);</text:span></text:p>
      <text:p text:style-name="P35"><text:span text:style-name="T5"><text:tab/><text:tab/><text:tab/>UserCode </text:span><text:span text:style-name="T14">uc</text:span><text:span text:style-name="T5">= </text:span><text:span text:style-name="T1">new</text:span><text:span text:style-name="T5"> UserCode();</text:span></text:p>
      <text:p text:style-name="P35"><text:span text:style-name="T5"><text:tab/><text:tab/><text:tab/></text:span><text:span text:style-name="T1">boolean</text:span><text:span text:style-name="T5"> </text:span><text:span text:style-name="T16">b</text:span><text:span text:style-name="T5">=</text:span><text:span text:style-name="T14">uc</text:span><text:span text:style-name="T5">.saveEmployee(</text:span><text:span text:style-name="T14">e</text:span><text:span text:style-name="T5">);</text:span></text:p>
      <text:p text:style-name="P37"><text:tab/><text:tab/><text:tab/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<text:tab/></text:p>
      <text:p text:style-name="P35"><text:span text:style-name="T5"><text:tab/><text:tab/></text:span><text:span text:style-name="T1">case</text:span><text:span text:style-name="T5"> 2:</text:span></text:p>
      <text:p text:style-name="P35"><text:span text:style-name="T5"><text:tab/><text:tab/><text:tab/>System.</text:span><text:span text:style-name="T8">exit</text:span><text:span text:style-name="T5">(0);</text:span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}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text:tab/><text:tab/></text:p>
      <text:p text:style-name="P37"><text:tab/>}</text:p>
      <text:p text:style-name="P36"/>
      <text:p text:style-name="P37">}</text:p>
      <text:p text:style-name="P16">....................</text:p>
      <text:p text:style-name="P16">Employee.java</text:p>
      <text:p text:style-name="P16"><text:span text:style-name="T3">package</text:span> com.dsrc.bean;</text:p>
      <text:p text:style-name="P36"/>
      <text:p text:style-name="P35"><text:span text:style-name="T1">import</text:span><text:span text:style-name="T5"> javax.persistence.Column;</text:span></text:p>
      <text:p text:style-name="P35"><text:span text:style-name="T1">import</text:span><text:span text:style-name="T5"> javax.persistence.Entity;</text:span></text:p>
      <text:p text:style-name="P35"><text:span text:style-name="T1">import</text:span><text:span text:style-name="T5"> javax.persistence.Id;</text:span></text:p>
      <text:p text:style-name="P35"><text:span text:style-name="T1">import</text:span><text:span text:style-name="T5"> javax.persistence.Table;</text:span></text:p>
      <text:p text:style-name="P36"/>
      <text:p text:style-name="P42">@Entity</text:p>
      <text:p text:style-name="P35"><text:span text:style-name="T37">@Table</text:span><text:span text:style-name="T5">(name=</text:span><text:span text:style-name="T26">"Employee"</text:span><text:span text:style-name="T5">)</text:span></text:p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37">@Id</text:span></text:p>
      <text:p text:style-name="P35"><text:span text:style-name="T5"><text:tab/></text:span><text:span text:style-name="T37">@Column</text:span><text:span text:style-name="T5">(name=</text:span><text:span text:style-name="T26">"empno"</text:span><text:span text:style-name="T5">)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name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city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soft-page-break/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6"/>
      <text:p text:style-name="P37"><text:tab/></text:p>
      <text:p text:style-name="P37">}</text:p>
      <text:p text:style-name="P16">....................</text:p>
      <text:p text:style-name="P16">UserCode.java:</text:p>
      <text:p text:style-name="P16"><text:span text:style-name="T3">package</text:span> com.dsrc.util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AnnotationConfiguration;</text:span></text:p>
      <text:p text:style-name="P35"><text:span text:style-name="T1">import</text:span><text:span text:style-name="T5"> </text:span><text:span text:style-name="T7">org.hibernate.cfg.Configuration</text:span><text:span text:style-name="T5">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Employee(Employee </text:span><text:span text:style-name="T14">bean</text:span><text:span text:style-name="T5">)</text:span></text:p>
      <text:p text:style-name="P37"><text:tab/>{</text:p>
      <text:p text:style-name="P37"><text:tab/><text:tab/>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AnnotationConfiguration().configure().addAnnotatedClass(Employee.</text:span><text:span text:style-name="T1">class</text:span><text:span text:style-name="T5">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text:tab/></text:span><text:span text:style-name="T29">//Logic to save department</text:span></text:p>
      <text:p text:style-name="P37"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16">}</text:p>
      <text:p text:style-name="P16">.............</text:p>
      <text:p text:style-name="P16">hibernate.cfg.xml:</text:p>
      <text:p text:style-name="P16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oft-page-break/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7"><text:s text:c="5"/><text:tab/></text:p>
      <text:p text:style-name="P37"><text:s text:c="5"/><text:tab/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16"><text:span text:style-name="T17">&lt;/</text:span><text:span text:style-name="T20">hibernate-configuration</text:span><text:span text:style-name="T17">&gt;</text:span></text:p>
      <text:p text:style-name="P25"/>
      <text:p text:style-name="P52"/>
      <text:p text:style-name="P25">9.</text:p>
      <text:p text:style-name="P31">Create a hibernate application to DELETE  Employee Details in the database using Hibernate.</text:p>
      <text:p text:style-name="P40"> </text:p>
      <text:p text:style-name="P39">Task:</text:p>
      <text:p text:style-name="P39">Delete the Employee using Hibernate.</text:p>
      <text:p text:style-name="P40"> </text:p>
      <text:p text:style-name="P39">Task : Create a database named myhibernate in MySQL and run the SQLQuery Attached.</text:p>
      <text:p text:style-name="P25"/>
      <text:p text:style-name="P26">MyMain.java:</text:p>
      <text:p text:style-name="P17"/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7"><text:tab/></text:p>
      <text:p text:style-name="P37"><text:tab/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Employee </text:span><text:span text:style-name="T14">e</text:span><text:span text:style-name="T5">= </text:span><text:span text:style-name="T1">new</text:span><text:span text:style-name="T5"> Employee(101, </text:span><text:span text:style-name="T26">"Aneesh"</text:span><text:span text:style-name="T5">, </text:span><text:span text:style-name="T26">"Kollam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delete(</text:span><text:span text:style-name="T14">e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/text:span><text:span text:style-name="T29">// Do Logic</text:span></text:p>
      <text:p text:style-name="P37"><text:tab/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soft-page-break/><text:tab/>}</text:p>
      <text:p text:style-name="P36"/>
      <text:p text:style-name="P17">}</text:p>
      <text:p text:style-name="P17">....................</text:p>
      <text:p text:style-name="P18">Employee.java:</text:p>
      <text:p text:style-name="P18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}</text:p>
      <text:p text:style-name="P18">.................</text:p>
      <text:p text:style-name="P18">employee.hbm.xml:</text:p>
      <text:p text:style-name="P18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text:s/></text:span></text:p>
      <text:p text:style-name="P35"><text:span text:style-name="T22"><text:s/></text:span><text:span text:style-name="T18">"-//Hibernate/Hibernate Mapping DTD 3.0//EN"</text:span><text:span text:style-name="T22"> <text:s/></text:span></text:p>
      <text:p text:style-name="P35"><text:span text:style-name="T22"><text:s/></text:span><text:span text:style-name="T29">"http://hibernate.sourceforge.net/hibernate-mapping-3.0.dtd"</text:span><text:span text:style-name="T18">&gt;</text:span><text:span text:style-name="T5"> <text:s/></text:span></text:p>
      <text:p text:style-name="P37"><text:s text:c="2"/></text:p>
      <text:p text:style-name="P35"><text:span text:style-name="T5"><text:s/></text:span><text:span text:style-name="T18">&lt;</text:span><text:span text:style-name="T21">hibernate-mapping</text:span><text:span text:style-name="T18">&gt;</text:span><text:span text:style-name="T5"> <text:s/></text:span></text:p>
      <text:p text:style-name="P35"><text:span text:style-name="T5"><text:s text:c="2"/></text:span><text:span text:style-name="T18">&lt;</text:span><text:span text:style-name="T21">class</text:span><text:span text:style-name="T22"> </text:span><text:span text:style-name="T24">name</text:span><text:span text:style-name="T5">=</text:span><text:span text:style-name="T25">"com.dsrc.bean.Employee"</text:span><text:span text:style-name="T22"> </text:span><text:span text:style-name="T24">table</text:span><text:span text:style-name="T5">=</text:span><text:span text:style-name="T25">"Employee"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id</text:span><text:span text:style-name="T22"> </text:span><text:span text:style-name="T24">name</text:span><text:span text:style-name="T5">=</text:span><text:span text:style-name="T25">"empno"</text:span><text:span text:style-name="T22"> </text:span><text:span text:style-name="T24">type</text:span><text:span text:style-name="T5">=</text:span><text:span text:style-name="T25">"int"</text:span><text:span text:style-name="T22"> </text:span><text:span text:style-name="T24">column</text:span><text:span text:style-name="T5">=</text:span><text:span text:style-name="T25">"EmpNO"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&gt;&lt;/</text:span><text:span text:style-name="T21">generator</text:span><text:span text:style-name="T18">&gt;</text:span><text:span text:style-name="T5"> <text:s/></text:span></text:p>
      <text:p text:style-name="P35"><text:span text:style-name="T5"><text:s text:c="4"/></text:span><text:span text:style-name="T18">&lt;/</text:span><text:span text:style-name="T21">id</text:span><text:span text:style-name="T18">&gt;</text:span><text:span text:style-name="T5"> <text:s text:c="13"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name"</text:span><text:span text:style-name="T22"> </text:span><text:span text:style-name="T24">column</text:span><text:span text:style-name="T5">=</text:span><text:span text:style-name="T25">"Name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ity"</text:span><text:span text:style-name="T22"> </text:span><text:span text:style-name="T24">column</text:span><text:span text:style-name="T5">=</text:span><text:span text:style-name="T25">"City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2"/></text:span><text:span text:style-name="T18">&lt;/</text:span><text:span text:style-name="T21">class</text:span><text:span text:style-name="T18">&gt;</text:span><text:span text:style-name="T5"> <text:s text:c="7"/></text:span></text:p>
      <text:p text:style-name="P18"><text:s/><text:span text:style-name="T17">&lt;/</text:span><text:span text:style-name="T20">hibernate-mapping</text:span><text:span text:style-name="T17">&gt;\</text:span></text:p>
      <text:p text:style-name="P58"><text:soft-page-break/>................</text:p>
      <text:p text:style-name="P58">hibernate.cfg.xml:</text:p>
      <text:p text:style-name="P18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localhost:3306/myhibern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5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employee.hbm.xml"</text:span><text:span text:style-name="T18">/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35"><text:span text:style-name="T18">&lt;/</text:span><text:span text:style-name="T21">hibernate-configuration</text:span><text:span text:style-name="T18">&gt;</text:span></text:p>
      <text:p text:style-name="P60"/>
      <text:p text:style-name="P58">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M44S</meta:editing-duration>
    <meta:editing-cycles>21</meta:editing-cycles>
    <meta:generator>LibreOffice/5.1.5.2$Windows_X86_64 LibreOffice_project/7a864d8825610a8c07cfc3bc01dd4fce6a9447e5</meta:generator>
    <dc:date>2019-06-28T17:56:22.949000000</dc:date>
    <meta:document-statistic meta:table-count="0" meta:image-count="0" meta:object-count="0" meta:page-count="29" meta:paragraph-count="1390" meta:word-count="3269" meta:character-count="36759" meta:non-whitespace-character-count="31418"/>
    <meta:user-defined meta:name="Info 1"/>
    <meta:user-defined meta:name="Info 2"/>
    <meta:user-defined meta:name="Info 3"/>
    <meta:user-defined meta:name="Info 4"/>
  </office:meta>
</office:document-meta>
</file>